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Heading_20_2">
      <style:paragraph-properties fo:break-before="auto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>
      <style:text-properties fo:font-style="italic" style:font-style-asian="italic" style:font-style-complex="italic"/>
    </style:style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>
      <style:text-properties fo:font-style="italic" style:font-style-asian="italic" style:font-style-complex="italic"/>
    </style:style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>
      <style:text-properties style:font-name="Consolas" style:font-name-asian="Consolas" style:font-name-complex="Consolas"/>
    </style:style>
    <style:style style:name="T8_2" style:family="text">
      <style:text-properties style:font-name="Consolas" style:font-name-asian="Consolas" style:font-name-complex="Consolas"/>
    </style:style>
    <style:style style:name="T8_3" style:family="text">
      <style:text-properties style:font-name="Consolas" style:font-name-asian="Consolas" style:font-name-complex="Consolas"/>
    </style:style>
    <style:style style:name="T8_4" style:family="text">
      <style:text-properties style:font-name="Consolas" style:font-name-asian="Consolas" style:font-name-complex="Consolas"/>
    </style:style>
    <style:style style:name="T8_5" style:family="text">
      <style:text-properties style:font-name="Consolas" style:font-name-asian="Consolas" style:font-name-complex="Consolas"/>
    </style:style>
    <style:style style:name="T8_6" style:family="text">
      <style:text-properties style:font-name="Consolas" style:font-name-asian="Consolas" style:font-name-complex="Consolas"/>
    </style:style>
    <style:style style:name="T8_7" style:family="text">
      <style:text-properties style:font-name="Consolas" style:font-name-asian="Consolas" style:font-name-complex="Consolas"/>
    </style:style>
    <style:style style:name="T8_8" style:family="text">
      <style:text-properties style:font-name="Consolas" style:font-name-asian="Consolas" style:font-name-complex="Consolas"/>
    </style:style>
    <style:style style:name="T8_9" style:family="text">
      <style:text-properties style:font-name="Consolas" style:font-name-asian="Consolas" style:font-name-complex="Consolas"/>
    </style:style>
    <style:style style:name="T8_10" style:family="text">
      <style:text-properties style:font-name="Consolas" style:font-name-asian="Consolas" style:font-name-complex="Consolas"/>
    </style:style>
    <style:style style:name="T8_11" style:family="text">
      <style:text-properties style:font-name="Consolas" style:font-name-asian="Consolas" style:font-name-complex="Consolas"/>
    </style:style>
    <style:style style:name="T8_12" style:family="text">
      <style:text-properties style:font-name="Consolas" style:font-name-asian="Consolas" style:font-name-complex="Consolas"/>
    </style:style>
    <style:style style:name="T8_13" style:family="text">
      <style:text-properties style:font-name="Consolas" style:font-name-asian="Consolas" style:font-name-complex="Consolas"/>
    </style:style>
    <style:style style:name="T8_14" style:family="text">
      <style:text-properties style:font-name="Consolas" style:font-name-asian="Consolas" style:font-name-complex="Consolas"/>
    </style:style>
    <style:style style:name="T8_15" style:family="text">
      <style:text-properties style:font-name="Consolas" style:font-name-asian="Consolas" style:font-name-complex="Consolas"/>
    </style:style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>
      <style:text-properties fo:font-style="italic" style:font-style-asian="italic" style:font-style-complex="italic"/>
    </style:style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P10" style:family="paragraph" style:parent-style-name="Standard">
      <style:paragraph-properties fo:break-before="auto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>
      <style:text-properties fo:font-style="italic" style:font-style-asian="italic" style:font-style-complex="italic"/>
    </style:style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>
      <style:text-properties fo:font-style="italic" style:font-style-asian="italic" style:font-style-complex="italic"/>
    </style:style>
    <style:style style:name="T10_24" style:family="text"/>
    <style:style style:name="T10_25" style:family="text"/>
    <style:style style:name="T10_26" style:family="text"/>
    <style:style style:name="T10_27" style:family="text">
      <style:text-properties fo:font-style="italic" style:font-style-asian="italic" style:font-style-complex="italic"/>
    </style:style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>
      <style:text-properties fo:font-style="italic" style:font-style-asian="italic" style:font-style-complex="italic"/>
    </style:style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>
      <style:text-properties fo:font-style="italic" style:font-style-asian="italic" style:font-style-complex="italic"/>
    </style:style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P11" style:family="paragraph" style:parent-style-name="Heading_20_2">
      <style:paragraph-properties fo:break-before="auto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>
      <style:text-properties fo:font-style="italic" style:font-style-asian="italic" style:font-style-complex="italic"/>
    </style:style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>
      <style:text-properties fo:font-style="italic" style:font-style-asian="italic" style:font-style-complex="italic"/>
    </style:style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>
      <style:text-properties fo:font-style="italic" style:font-style-asian="italic" style:font-style-complex="italic"/>
    </style:style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>
      <style:text-properties fo:font-style="italic" style:font-style-asian="italic" style:font-style-complex="italic"/>
    </style:style>
    <style:style style:name="T13_26" style:family="text"/>
    <style:style style:name="T13_27" style:family="text"/>
    <style:style style:name="T13_28" style:family="text"/>
    <style:style style:name="T13_29" style:family="text">
      <style:text-properties fo:font-style="italic" style:font-style-asian="italic" style:font-style-complex="italic"/>
    </style:style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>
      <style:text-properties fo:font-style="italic" style:font-style-asian="italic" style:font-style-complex="italic"/>
    </style:style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>
      <style:text-properties style:font-name="Consolas" style:font-name-asian="Consolas" style:font-name-complex="Consolas"/>
    </style:style>
    <style:style style:name="T15_2" style:family="text">
      <style:text-properties style:font-name="Consolas" style:font-name-asian="Consolas" style:font-name-complex="Consolas"/>
    </style:style>
    <style:style style:name="T15_3" style:family="text">
      <style:text-properties style:font-name="Consolas" style:font-name-asian="Consolas" style:font-name-complex="Consolas"/>
    </style:style>
    <style:style style:name="T15_4" style:family="text">
      <style:text-properties style:font-name="Consolas" style:font-name-asian="Consolas" style:font-name-complex="Consolas"/>
    </style:style>
    <style:style style:name="T15_5" style:family="text">
      <style:text-properties style:font-name="Consolas" style:font-name-asian="Consolas" style:font-name-complex="Consolas"/>
    </style:style>
    <style:style style:name="T15_6" style:family="text">
      <style:text-properties style:font-name="Consolas" style:font-name-asian="Consolas" style:font-name-complex="Consolas"/>
    </style:style>
    <style:style style:name="T15_7" style:family="text">
      <style:text-properties style:font-name="Consolas" style:font-name-asian="Consolas" style:font-name-complex="Consolas"/>
    </style:style>
    <style:style style:name="T15_8" style:family="text">
      <style:text-properties style:font-name="Consolas" style:font-name-asian="Consolas" style:font-name-complex="Consolas"/>
    </style:style>
    <style:style style:name="T15_9" style:family="text">
      <style:text-properties style:font-name="Consolas" style:font-name-asian="Consolas" style:font-name-complex="Consolas"/>
    </style:style>
    <style:style style:name="T15_10" style:family="text">
      <style:text-properties style:font-name="Consolas" style:font-name-asian="Consolas" style:font-name-complex="Consolas"/>
    </style:style>
    <style:style style:name="T15_11" style:family="text">
      <style:text-properties style:font-name="Consolas" style:font-name-asian="Consolas" style:font-name-complex="Consolas"/>
    </style:style>
    <style:style style:name="T15_12" style:family="text">
      <style:text-properties style:font-name="Consolas" style:font-name-asian="Consolas" style:font-name-complex="Consolas"/>
    </style:style>
    <style:style style:name="T15_13" style:family="text">
      <style:text-properties style:font-name="Consolas" style:font-name-asian="Consolas" style:font-name-complex="Consolas"/>
    </style:style>
    <style:style style:name="P16" style:family="paragraph" style:parent-style-name="Standard">
      <style:paragraph-properties fo:break-before="auto" fo:margin-top="0cm" style:writing-mode="lr-tb"/>
    </style:style>
    <style:style style:name="T16_1" style:family="text">
      <style:text-properties style:font-name="Consolas" style:font-name-asian="Consolas" style:font-name-complex="Consolas"/>
    </style:style>
    <style:style style:name="T16_2" style:family="text">
      <style:text-properties style:font-name="Consolas" style:font-name-asian="Consolas" style:font-name-complex="Consolas"/>
    </style:style>
    <style:style style:name="T16_3" style:family="text">
      <style:text-properties style:font-name="Consolas" style:font-name-asian="Consolas" style:font-name-complex="Consolas"/>
    </style:style>
    <style:style style:name="T16_4" style:family="text">
      <style:text-properties style:font-name="Consolas" style:font-name-asian="Consolas" style:font-name-complex="Consolas"/>
    </style:style>
    <style:style style:name="T16_5" style:family="text">
      <style:text-properties style:font-name="Consolas" style:font-name-asian="Consolas" style:font-name-complex="Consolas"/>
    </style:style>
    <style:style style:name="T16_6" style:family="text">
      <style:text-properties style:font-name="Consolas" style:font-name-asian="Consolas" style:font-name-complex="Consolas"/>
    </style:style>
    <style:style style:name="T16_7" style:family="text">
      <style:text-properties style:font-name="Consolas" style:font-name-asian="Consolas" style:font-name-complex="Consolas"/>
    </style:style>
    <style:style style:name="T16_8" style:family="text">
      <style:text-properties style:font-name="Consolas" style:font-name-asian="Consolas" style:font-name-complex="Consolas"/>
    </style:style>
    <style:style style:name="T16_9" style:family="text">
      <style:text-properties style:font-name="Consolas" style:font-name-asian="Consolas" style:font-name-complex="Consolas"/>
    </style:style>
    <style:style style:name="T16_10" style:family="text">
      <style:text-properties style:font-name="Consolas" style:font-name-asian="Consolas" style:font-name-complex="Consolas"/>
    </style:style>
    <style:style style:name="T16_11" style:family="text">
      <style:text-properties style:font-name="Consolas" style:font-name-asian="Consolas" style:font-name-complex="Consolas"/>
    </style:style>
    <style:style style:name="P17" style:family="paragraph" style:parent-style-name="Standard">
      <style:paragraph-properties fo:break-before="auto" fo:margin-top="0cm" style:writing-mode="lr-tb"/>
    </style:style>
    <style:style style:name="T17_1" style:family="text">
      <style:text-properties style:font-name="Consolas" style:font-name-asian="Consolas" style:font-name-complex="Consolas"/>
    </style:style>
    <style:style style:name="T17_2" style:family="text">
      <style:text-properties style:font-name="Consolas" style:font-name-asian="Consolas" style:font-name-complex="Consolas"/>
    </style:style>
    <style:style style:name="T17_3" style:family="text">
      <style:text-properties style:font-name="Consolas" style:font-name-asian="Consolas" style:font-name-complex="Consolas"/>
    </style:style>
    <style:style style:name="T17_4" style:family="text">
      <style:text-properties style:font-name="Consolas" style:font-name-asian="Consolas" style:font-name-complex="Consolas"/>
    </style:style>
    <style:style style:name="T17_5" style:family="text">
      <style:text-properties style:font-name="Consolas" style:font-name-asian="Consolas" style:font-name-complex="Consolas"/>
    </style:style>
    <style:style style:name="T17_6" style:family="text">
      <style:text-properties style:font-name="Consolas" style:font-name-asian="Consolas" style:font-name-complex="Consolas"/>
    </style:style>
    <style:style style:name="T17_7" style:family="text">
      <style:text-properties style:font-name="Consolas" style:font-name-asian="Consolas" style:font-name-complex="Consolas"/>
    </style:style>
    <style:style style:name="T17_8" style:family="text">
      <style:text-properties style:font-name="Consolas" style:font-name-asian="Consolas" style:font-name-complex="Consolas"/>
    </style:style>
    <style:style style:name="T17_9" style:family="text">
      <style:text-properties style:font-name="Consolas" style:font-name-asian="Consolas" style:font-name-complex="Consolas"/>
    </style:style>
    <style:style style:name="T17_10" style:family="text">
      <style:text-properties style:font-name="Consolas" style:font-name-asian="Consolas" style:font-name-complex="Consolas"/>
    </style:style>
    <style:style style:name="T17_11" style:family="text">
      <style:text-properties style:font-name="Consolas" style:font-name-asian="Consolas" style:font-name-complex="Consolas"/>
    </style:style>
    <style:style style:name="P18" style:family="paragraph" style:parent-style-name="Standard">
      <style:paragraph-properties fo:break-before="auto" fo:margin-top="0cm" style:writing-mode="lr-tb"/>
    </style:style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>
      <style:text-properties style:font-name="Consolas" style:font-name-asian="Consolas" style:font-name-complex="Consolas"/>
    </style:style>
    <style:style style:name="T20_2" style:family="text">
      <style:text-properties style:font-name="Consolas" style:font-name-asian="Consolas" style:font-name-complex="Consolas"/>
    </style:style>
    <style:style style:name="T20_3" style:family="text">
      <style:text-properties style:font-name="Consolas" style:font-name-asian="Consolas" style:font-name-complex="Consolas"/>
    </style:style>
    <style:style style:name="T20_4" style:family="text">
      <style:text-properties style:font-name="Consolas" style:font-name-asian="Consolas" style:font-name-complex="Consolas"/>
    </style:style>
    <style:style style:name="T20_5" style:family="text">
      <style:text-properties style:font-name="Consolas" style:font-name-asian="Consolas" style:font-name-complex="Consolas"/>
    </style:style>
    <style:style style:name="T20_6" style:family="text">
      <style:text-properties style:font-name="Consolas" style:font-name-asian="Consolas" style:font-name-complex="Consolas"/>
    </style:style>
    <style:style style:name="T20_7" style:family="text">
      <style:text-properties style:font-name="Consolas" style:font-name-asian="Consolas" style:font-name-complex="Consolas"/>
    </style:style>
    <style:style style:name="T20_8" style:family="text">
      <style:text-properties style:font-name="Consolas" style:font-name-asian="Consolas" style:font-name-complex="Consolas"/>
    </style:style>
    <style:style style:name="T20_9" style:family="text">
      <style:text-properties style:font-name="Consolas" style:font-name-asian="Consolas" style:font-name-complex="Consolas"/>
    </style:style>
    <style:style style:name="T20_10" style:family="text">
      <style:text-properties style:font-name="Consolas" style:font-name-asian="Consolas" style:font-name-complex="Consolas"/>
    </style:style>
    <style:style style:name="T20_11" style:family="text">
      <style:text-properties style:font-name="Consolas" style:font-name-asian="Consolas" style:font-name-complex="Consolas"/>
    </style:style>
    <style:style style:name="T20_12" style:family="text">
      <style:text-properties style:font-name="Consolas" style:font-name-asian="Consolas" style:font-name-complex="Consolas"/>
    </style:style>
    <style:style style:name="T20_13" style:family="text">
      <style:text-properties style:font-name="Consolas" style:font-name-asian="Consolas" style:font-name-complex="Consolas"/>
    </style:style>
    <style:style style:name="P21" style:family="paragraph" style:parent-style-name="Standard">
      <style:paragraph-properties fo:break-before="auto" fo:text-indent="1.27cm" fo:margin-top="0cm" style:writing-mode="lr-tb"/>
    </style:style>
    <style:style style:name="T21_1" style:family="text">
      <style:text-properties style:font-name="Consolas" style:font-name-asian="Consolas" style:font-name-complex="Consolas"/>
    </style:style>
    <style:style style:name="T21_2" style:family="text">
      <style:text-properties style:font-name="Consolas" style:font-name-asian="Consolas" style:font-name-complex="Consolas"/>
    </style:style>
    <style:style style:name="T21_3" style:family="text">
      <style:text-properties style:font-name="Consolas" style:font-name-asian="Consolas" style:font-name-complex="Consolas"/>
    </style:style>
    <style:style style:name="T21_4" style:family="text">
      <style:text-properties style:font-name="Consolas" style:font-name-asian="Consolas" style:font-name-complex="Consolas"/>
    </style:style>
    <style:style style:name="T21_5" style:family="text">
      <style:text-properties style:font-name="Consolas" style:font-name-asian="Consolas" style:font-name-complex="Consolas"/>
    </style:style>
    <style:style style:name="T21_6" style:family="text">
      <style:text-properties style:font-name="Consolas" style:font-name-asian="Consolas" style:font-name-complex="Consolas"/>
    </style:style>
    <style:style style:name="T21_7" style:family="text">
      <style:text-properties style:font-name="Consolas" style:font-name-asian="Consolas" style:font-name-complex="Consolas"/>
    </style:style>
    <style:style style:name="T21_8" style:family="text">
      <style:text-properties style:font-name="Consolas" style:font-name-asian="Consolas" style:font-name-complex="Consolas"/>
    </style:style>
    <style:style style:name="T21_9" style:family="text">
      <style:text-properties style:font-name="Consolas" style:font-name-asian="Consolas" style:font-name-complex="Consolas"/>
    </style:style>
    <style:style style:name="T21_10" style:family="text">
      <style:text-properties style:font-name="Consolas" style:font-name-asian="Consolas" style:font-name-complex="Consolas"/>
    </style:style>
    <style:style style:name="T21_11" style:family="text">
      <style:text-properties style:font-name="Consolas" style:font-name-asian="Consolas" style:font-name-complex="Consolas"/>
    </style:style>
    <style:style style:name="P22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2_1" style:family="text">
      <style:text-properties style:font-name="Consolas" style:font-name-asian="Consolas" style:font-name-complex="Consolas"/>
    </style:style>
    <style:style style:name="T22_2" style:family="text">
      <style:text-properties style:font-name="Consolas" style:font-name-asian="Consolas" style:font-name-complex="Consolas"/>
    </style:style>
    <style:style style:name="T22_3" style:family="text">
      <style:text-properties style:font-name="Consolas" style:font-name-asian="Consolas" style:font-name-complex="Consolas"/>
    </style:style>
    <style:style style:name="T22_4" style:family="text">
      <style:text-properties style:font-name="Consolas" style:font-name-asian="Consolas" style:font-name-complex="Consolas"/>
    </style:style>
    <style:style style:name="T22_5" style:family="text">
      <style:text-properties style:font-name="Consolas" style:font-name-asian="Consolas" style:font-name-complex="Consolas"/>
    </style:style>
    <style:style style:name="T22_6" style:family="text">
      <style:text-properties style:font-name="Consolas" style:font-name-asian="Consolas" style:font-name-complex="Consolas"/>
    </style:style>
    <style:style style:name="T22_7" style:family="text">
      <style:text-properties style:font-name="Consolas" style:font-name-asian="Consolas" style:font-name-complex="Consolas"/>
    </style:style>
    <style:style style:name="T22_8" style:family="text">
      <style:text-properties style:font-name="Consolas" style:font-name-asian="Consolas" style:font-name-complex="Consolas"/>
    </style:style>
    <style:style style:name="T22_9" style:family="text">
      <style:text-properties style:font-name="Consolas" style:font-name-asian="Consolas" style:font-name-complex="Consolas"/>
    </style:style>
    <style:style style:name="T22_10" style:family="text">
      <style:text-properties style:font-name="Consolas" style:font-name-asian="Consolas" style:font-name-complex="Consolas"/>
    </style:style>
    <style:style style:name="T22_11" style:family="text">
      <style:text-properties style:font-name="Consolas" style:font-name-asian="Consolas" style:font-name-complex="Consolas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font-name="Consolas" style:font-name-asian="Consolas" style:font-name-complex="Consolas"/>
    </style:style>
    <style:style style:name="T23_2" style:family="text">
      <style:text-properties style:font-name="Consolas" style:font-name-asian="Consolas" style:font-name-complex="Consolas"/>
    </style:style>
    <style:style style:name="T23_3" style:family="text">
      <style:text-properties style:font-name="Consolas" style:font-name-asian="Consolas" style:font-name-complex="Consolas"/>
    </style:style>
    <style:style style:name="P24" style:family="paragraph" style:parent-style-name="Heading_20_2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>
      <style:text-properties fo:font-style="italic" style:font-style-asian="italic" style:font-style-complex="italic"/>
    </style:style>
    <style:style style:name="T25_72" style:family="text">
      <style:text-properties fo:font-style="italic" style:font-style-asian="italic" style:font-style-complex="italic"/>
    </style:style>
    <style:style style:name="T25_73" style:family="text">
      <style:text-properties fo:font-style="italic" style:font-style-asian="italic" style:font-style-complex="italic"/>
    </style:style>
    <style:style style:name="T25_74" style:family="text">
      <style:text-properties fo:font-style="italic" style:font-style-asian="italic" style:font-style-complex="italic"/>
    </style:style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>
      <style:text-properties fo:font-style="italic" style:font-style-asian="italic" style:font-style-complex="italic"/>
    </style:style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P26" style:family="paragraph" style:parent-style-name="Heading_20_2">
      <style:paragraph-properties fo:break-before="auto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>
      <style:text-properties fo:font-style="italic" style:font-style-asian="italic" style:font-style-complex="italic"/>
    </style:style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>
      <style:text-properties fo:font-style="italic" style:font-style-asian="italic" style:font-style-complex="italic"/>
    </style:style>
    <style:style style:name="T27_26" style:family="text">
      <style:text-properties fo:font-style="italic" style:font-style-asian="italic" style:font-style-complex="italic"/>
    </style:style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>
      <style:text-properties fo:font-style="italic" style:font-style-asian="italic" style:font-style-complex="italic"/>
    </style:style>
    <style:style style:name="T27_41" style:family="text">
      <style:text-properties fo:font-style="italic" style:font-style-asian="italic" style:font-style-complex="italic"/>
    </style:style>
    <style:style style:name="T27_42" style:family="text">
      <style:text-properties fo:font-style="italic" style:font-style-asian="italic" style:font-style-complex="italic"/>
    </style:style>
    <style:style style:name="T27_43" style:family="text">
      <style:text-properties fo:font-style="italic" style:font-style-asian="italic" style:font-style-complex="italic"/>
    </style:style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>
      <style:text-properties fo:font-style="italic" style:font-style-asian="italic" style:font-style-complex="italic"/>
    </style:style>
    <style:style style:name="T27_52" style:family="text"/>
    <style:style style:name="T27_53" style:family="text"/>
    <style:style style:name="T27_54" style:family="text"/>
    <style:style style:name="T27_55" style:family="text">
      <style:text-properties fo:font-style="italic" style:font-style-asian="italic" style:font-style-complex="italic"/>
    </style:style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>
      <style:text-properties fo:font-style="italic" style:font-style-asian="italic" style:font-style-complex="italic"/>
    </style:style>
    <style:style style:name="T28_44" style:family="text"/>
    <style:style style:name="T28_45" style:family="text"/>
    <style:style style:name="T28_46" style:family="text"/>
    <style:style style:name="T28_47" style:family="text">
      <style:text-properties fo:font-style="italic" style:font-style-asian="italic" style:font-style-complex="italic"/>
    </style:style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>
      <style:text-properties fo:font-style="italic" style:font-style-asian="italic" style:font-style-complex="italic"/>
    </style:style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>
      <style:text-properties fo:font-style="italic" style:font-style-asian="italic" style:font-style-complex="italic"/>
    </style:style>
    <style:style style:name="T29_20" style:family="text"/>
    <style:style style:name="T29_21" style:family="text"/>
    <style:style style:name="T29_22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>
      <style:text-properties fo:font-style="italic" style:font-style-asian="italic" style:font-style-complex="italic"/>
    </style:style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>
      <style:text-properties fo:font-style="italic" style:font-style-asian="italic" style:font-style-complex="italic"/>
    </style:style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>
      <style:text-properties fo:font-style="italic" style:font-style-asian="italic" style:font-style-complex="italic"/>
    </style:style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P32" style:family="paragraph" style:parent-style-name="Standard">
      <style:paragraph-properties fo:break-before="auto" fo:margin-top="0cm" fo:margin-bottom="0cm" style:writing-mode="lr-tb"/>
    </style:style>
    <style:style style:name="T32_1" style:family="text"/>
    <style:style style:name="T32_2" style:family="text"/>
    <style:style style:name="T32_3" style:family="text">
      <style:text-properties fo:font-style="italic" style:font-style-asian="italic" style:font-style-complex="italic"/>
    </style:style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>
      <style:text-properties fo:font-style="italic" style:font-style-asian="italic" style:font-style-complex="italic"/>
    </style:style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>
      <style:text-properties fo:font-style="italic" style:font-style-asian="italic" style:font-style-complex="italic"/>
    </style:style>
    <style:style style:name="T32_36" style:family="text"/>
    <style:style style:name="T32_37" style:family="text"/>
    <style:style style:name="T32_38" style:family="text"/>
    <style:style style:name="T32_39" style:family="text">
      <style:text-properties fo:font-style="italic" style:font-style-asian="italic" style:font-style-complex="italic"/>
    </style:style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>
      <style:text-properties fo:font-style="italic" style:font-style-asian="italic" style:font-style-complex="italic"/>
    </style:style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P33" style:family="paragraph" style:parent-style-name="Heading_20_2">
      <style:paragraph-properties fo:break-before="auto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>
      <style:text-properties fo:font-style="italic" style:font-style-asian="italic" style:font-style-complex="italic"/>
    </style:style>
    <style:style style:name="T34_74" style:family="text"/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>
      <style:text-properties fo:font-style="italic" style:font-style-asian="italic" style:font-style-complex="italic"/>
    </style:style>
    <style:style style:name="T35_14" style:family="text">
      <style:text-properties fo:font-style="italic" style:font-style-asian="italic" style:font-style-complex="italic"/>
    </style:style>
    <style:style style:name="T35_15" style:family="text"/>
    <style:style style:name="P36" style:family="paragraph" style:parent-style-name="Standard">
      <style:paragraph-properties fo:break-before="auto" fo:text-indent="0cm" fo:margin-left="0cm" style:writing-mode="lr-tb"/>
    </style:style>
    <style:style style:name="T36_1" style:family="text">
      <style:text-properties style:font-name="Consolas" style:font-name-asian="Consolas" style:font-name-complex="Consolas"/>
    </style:style>
    <style:style style:name="T36_2" style:family="text">
      <style:text-properties style:font-name="Consolas" style:font-name-asian="Consolas" style:font-name-complex="Consolas"/>
    </style:style>
    <style:style style:name="T36_3" style:family="text">
      <style:text-properties style:font-name="Consolas" style:font-name-asian="Consolas" style:font-name-complex="Consolas"/>
    </style:style>
    <style:style style:name="T36_4" style:family="text">
      <style:text-properties style:font-name="Consolas" style:font-name-asian="Consolas" style:font-name-complex="Consolas"/>
    </style:style>
    <style:style style:name="T36_5" style:family="text">
      <style:text-properties style:font-name="Consolas" style:font-name-asian="Consolas" style:font-name-complex="Consolas"/>
    </style:style>
    <style:style style:name="T36_6" style:family="text">
      <style:text-properties style:font-name="Consolas" style:font-name-asian="Consolas" style:font-name-complex="Consolas"/>
    </style:style>
    <style:style style:name="T36_7" style:family="text">
      <style:text-properties style:font-name="Consolas" style:font-name-asian="Consolas" style:font-name-complex="Consolas"/>
    </style:style>
    <style:style style:name="T36_8" style:family="text">
      <style:text-properties style:font-name="Consolas" style:font-name-asian="Consolas" style:font-name-complex="Consolas"/>
    </style:style>
    <style:style style:name="P37" style:family="paragraph" style:parent-style-name="Standard">
      <style:paragraph-properties fo:break-before="auto" fo:text-indent="0cm" fo:margin-left="0cm" style:writing-mode="lr-tb"/>
    </style:style>
    <style:style style:name="P38" style:family="paragraph" style:parent-style-name="Standard">
      <style:paragraph-properties fo:break-before="auto" fo:text-indent="0cm" fo:margin-lef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font-name="Consolas" style:font-name-asian="Consolas" style:font-name-complex="Consolas"/>
    </style:style>
    <style:style style:name="T39_2" style:family="text">
      <style:text-properties style:font-name="Consolas" style:font-name-asian="Consolas" style:font-name-complex="Consolas"/>
    </style:style>
    <style:style style:name="T39_3" style:family="text">
      <style:text-properties style:font-name="Consolas" style:font-name-asian="Consolas" style:font-name-complex="Consolas"/>
    </style:style>
    <style:style style:name="T39_4" style:family="text">
      <style:text-properties style:font-name="Consolas" style:font-name-asian="Consolas" style:font-name-complex="Consolas"/>
    </style:style>
    <style:style style:name="T39_5" style:family="text">
      <style:text-properties style:font-name="Consolas" style:font-name-asian="Consolas" style:font-name-complex="Consolas"/>
    </style:style>
    <style:style style:name="T39_6" style:family="text">
      <style:text-properties style:font-name="Consolas" style:font-name-asian="Consolas" style:font-name-complex="Consolas"/>
    </style:style>
    <style:style style:name="T39_7" style:family="text">
      <style:text-properties style:font-name="Consolas" style:font-name-asian="Consolas" style:font-name-complex="Consolas"/>
    </style:style>
    <style:style style:name="T39_8" style:family="text">
      <style:text-properties style:font-name="Consolas" style:font-name-asian="Consolas" style:font-name-complex="Consolas"/>
    </style:style>
    <style:style style:name="T39_9" style:family="text">
      <style:text-properties style:font-name="Consolas" style:font-name-asian="Consolas" style:font-name-complex="Consolas"/>
    </style:style>
    <style:style style:name="T39_10" style:family="text">
      <style:text-properties style:font-name="Consolas" style:font-name-asian="Consolas" style:font-name-complex="Consolas"/>
    </style:style>
    <style:style style:name="T39_11" style:family="text">
      <style:text-properties style:font-name="Consolas" style:font-name-asian="Consolas" style:font-name-complex="Consolas"/>
    </style:style>
    <style:style style:name="T39_12" style:family="text">
      <style:text-properties style:font-name="Consolas" style:font-name-asian="Consolas" style:font-name-complex="Consolas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font-name="Consolas" style:font-name-asian="Consolas" style:font-name-complex="Consolas"/>
    </style:style>
    <style:style style:name="T40_2" style:family="text">
      <style:text-properties style:font-name="Consolas" style:font-name-asian="Consolas" style:font-name-complex="Consolas"/>
    </style:style>
    <style:style style:name="T40_3" style:family="text">
      <style:text-properties style:font-name="Consolas" style:font-name-asian="Consolas" style:font-name-complex="Consolas"/>
    </style:style>
    <style:style style:name="T40_4" style:family="text">
      <style:text-properties style:font-name="Consolas" style:font-name-asian="Consolas" style:font-name-complex="Consolas"/>
    </style:style>
    <style:style style:name="T40_5" style:family="text">
      <style:text-properties style:font-name="Consolas" style:font-name-asian="Consolas" style:font-name-complex="Consolas"/>
    </style:style>
    <style:style style:name="T40_6" style:family="text">
      <style:text-properties style:font-name="Consolas" style:font-name-asian="Consolas" style:font-name-complex="Consolas"/>
    </style:style>
    <style:style style:name="T40_7" style:family="text">
      <style:text-properties style:font-name="Consolas" style:font-name-asian="Consolas" style:font-name-complex="Consolas"/>
    </style:style>
    <style:style style:name="T40_8" style:family="text">
      <style:text-properties style:font-name="Consolas" style:font-name-asian="Consolas" style:font-name-complex="Consolas"/>
    </style:style>
    <style:style style:name="T40_9" style:family="text">
      <style:text-properties style:font-name="Consolas" style:font-name-asian="Consolas" style:font-name-complex="Consolas"/>
    </style:style>
    <style:style style:name="T40_10" style:family="text">
      <style:text-properties style:font-name="Consolas" style:font-name-asian="Consolas" style:font-name-complex="Consolas"/>
    </style:style>
    <style:style style:name="T40_11" style:family="text">
      <style:text-properties style:font-name="Consolas" style:font-name-asian="Consolas" style:font-name-complex="Consolas"/>
    </style:style>
    <style:style style:name="T40_12" style:family="text">
      <style:text-properties style:font-name="Consolas" style:font-name-asian="Consolas" style:font-name-complex="Consolas"/>
    </style:style>
    <style:style style:name="T40_13" style:family="text">
      <style:text-properties style:font-name="Consolas" style:font-name-asian="Consolas" style:font-name-complex="Consolas"/>
    </style:style>
    <style:style style:name="T40_14" style:family="text">
      <style:text-properties style:font-name="Consolas" style:font-name-asian="Consolas" style:font-name-complex="Consolas"/>
    </style:style>
    <style:style style:name="T40_15" style:family="text">
      <style:text-properties style:font-name="Consolas" style:font-name-asian="Consolas" style:font-name-complex="Consolas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>
      <style:text-properties fo:font-style="italic" style:font-style-asian="italic" style:font-style-complex="italic"/>
    </style:style>
    <style:style style:name="T42_26" style:family="text">
      <style:text-properties fo:font-style="italic" style:font-style-asian="italic" style:font-style-complex="italic"/>
    </style:style>
    <style:style style:name="T42_27" style:family="text"/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font-name="Consolas" style:font-name-asian="Consolas" style:font-name-complex="Consolas"/>
    </style:style>
    <style:style style:name="T43_2" style:family="text">
      <style:text-properties style:font-name="Consolas" style:font-name-asian="Consolas" style:font-name-complex="Consolas"/>
    </style:style>
    <style:style style:name="T43_3" style:family="text">
      <style:text-properties style:font-name="Consolas" style:font-name-asian="Consolas" style:font-name-complex="Consolas"/>
    </style:style>
    <style:style style:name="T43_4" style:family="text">
      <style:text-properties style:font-name="Consolas" style:font-name-asian="Consolas" style:font-name-complex="Consolas"/>
    </style:style>
    <style:style style:name="T43_5" style:family="text">
      <style:text-properties style:font-name="Consolas" style:font-name-asian="Consolas" style:font-name-complex="Consolas"/>
    </style:style>
    <style:style style:name="T43_6" style:family="text">
      <style:text-properties style:font-name="Consolas" style:font-name-asian="Consolas" style:font-name-complex="Consolas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>
      <style:text-properties fo:font-style="italic" style:font-style-asian="italic" style:font-style-complex="italic"/>
    </style:style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>
      <style:text-properties fo:font-style="italic" style:font-style-asian="italic" style:font-style-complex="italic"/>
    </style:style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>
      <style:text-properties fo:font-style="italic" style:font-style-asian="italic" style:font-style-complex="italic"/>
    </style:style>
    <style:style style:name="T45_68" style:family="text"/>
    <style:style style:name="P46" style:family="paragraph" style:parent-style-name="Heading_20_2">
      <style:paragraph-properties fo:break-before="auto" style:writing-mode="lr-tb"/>
    </style:style>
    <style:style style:name="T46_1" style:family="text"/>
    <style:style style:name="T46_2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P48" style:family="paragraph" style:parent-style-name="Standard">
      <style:paragraph-properties fo:break-before="auto" fo:margin-top="0cm" style:writing-mode="lr-tb"/>
    </style:style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>
      <style:text-properties fo:font-style="italic" style:font-style-asian="italic" style:font-style-complex="italic"/>
    </style:style>
    <style:style style:name="T49_14" style:family="text"/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font-name="Consolas" style:font-name-asian="Consolas" style:font-name-complex="Consolas"/>
    </style:style>
    <style:style style:name="T50_2" style:family="text">
      <style:text-properties style:font-name="Consolas" style:font-name-asian="Consolas" style:font-name-complex="Consolas"/>
    </style:style>
    <style:style style:name="T50_3" style:family="text">
      <style:text-properties style:font-name="Consolas" style:font-name-asian="Consolas" style:font-name-complex="Consolas"/>
    </style:style>
    <style:style style:name="T50_4" style:family="text">
      <style:text-properties style:font-name="Consolas" style:font-name-asian="Consolas" style:font-name-complex="Consolas"/>
    </style:style>
    <style:style style:name="T50_5" style:family="text">
      <style:text-properties style:font-name="Consolas" style:font-name-asian="Consolas" style:font-name-complex="Consolas"/>
    </style:style>
    <style:style style:name="T50_6" style:family="text">
      <style:text-properties style:font-name="Consolas" style:font-name-asian="Consolas" style:font-name-complex="Consolas"/>
    </style:style>
    <style:style style:name="T50_7" style:family="text">
      <style:text-properties style:font-name="Consolas" style:font-name-asian="Consolas" style:font-name-complex="Consolas"/>
    </style:style>
    <style:style style:name="T50_8" style:family="text">
      <style:text-properties style:font-name="Consolas" style:font-name-asian="Consolas" style:font-name-complex="Consolas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Consolas" style:font-name-asian="Consolas" style:font-name-complex="Consolas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font-name="Consolas" style:font-name-asian="Consolas" style:font-name-complex="Consolas"/>
    </style:style>
    <style:style style:name="T53_2" style:family="text">
      <style:text-properties style:font-name="Consolas" style:font-name-asian="Consolas" style:font-name-complex="Consolas"/>
    </style:style>
    <style:style style:name="T53_3" style:family="text">
      <style:text-properties style:font-name="Consolas" style:font-name-asian="Consolas" style:font-name-complex="Consolas"/>
    </style:style>
    <style:style style:name="T53_4" style:family="text">
      <style:text-properties style:font-name="Consolas" style:font-name-asian="Consolas" style:font-name-complex="Consolas"/>
    </style:style>
    <style:style style:name="T53_5" style:family="text">
      <style:text-properties style:font-name="Consolas" style:font-name-asian="Consolas" style:font-name-complex="Consolas"/>
    </style:style>
    <style:style style:name="T53_6" style:family="text">
      <style:text-properties style:font-name="Consolas" style:font-name-asian="Consolas" style:font-name-complex="Consolas"/>
    </style:style>
    <style:style style:name="T53_7" style:family="text">
      <style:text-properties style:font-name="Consolas" style:font-name-asian="Consolas" style:font-name-complex="Consolas"/>
    </style:style>
    <style:style style:name="T53_8" style:family="text">
      <style:text-properties style:font-name="Consolas" style:font-name-asian="Consolas" style:font-name-complex="Consolas"/>
    </style:style>
    <style:style style:name="T53_9" style:family="text">
      <style:text-properties style:font-name="Consolas" style:font-name-asian="Consolas" style:font-name-complex="Consolas"/>
    </style:style>
    <style:style style:name="T53_10" style:family="text">
      <style:text-properties style:font-name="Consolas" style:font-name-asian="Consolas" style:font-name-complex="Consolas"/>
    </style:style>
    <style:style style:name="T53_11" style:family="text">
      <style:text-properties style:font-name="Consolas" style:font-name-asian="Consolas" style:font-name-complex="Consolas"/>
    </style:style>
    <style:style style:name="T53_12" style:family="text">
      <style:text-properties style:font-name="Consolas" style:font-name-asian="Consolas" style:font-name-complex="Consolas"/>
    </style:style>
    <style:style style:name="T53_13" style:family="text">
      <style:text-properties style:font-name="Consolas" style:font-name-asian="Consolas" style:font-name-complex="Consolas"/>
    </style:style>
    <style:style style:name="T53_14" style:family="text">
      <style:text-properties style:font-name="Consolas" style:font-name-asian="Consolas" style:font-name-complex="Consolas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Consolas" style:font-name-asian="Consolas" style:font-name-complex="Consolas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>
      <style:text-properties style:font-name="Consolas" style:font-name-asian="Consolas" style:font-name-complex="Consolas"/>
    </style:style>
    <style:style style:name="T56_2" style:family="text">
      <style:text-properties style:font-name="Consolas" style:font-name-asian="Consolas" style:font-name-complex="Consolas"/>
    </style:style>
    <style:style style:name="T56_3" style:family="text">
      <style:text-properties style:font-name="Consolas" style:font-name-asian="Consolas" style:font-name-complex="Consolas"/>
    </style:style>
    <style:style style:name="T56_4" style:family="text">
      <style:text-properties style:font-name="Consolas" style:font-name-asian="Consolas" style:font-name-complex="Consolas"/>
    </style:style>
    <style:style style:name="P57" style:family="paragraph" style:parent-style-name="Standard">
      <style:paragraph-properties fo:break-before="auto" fo:margin-top="0cm" fo:margin-bottom="0cm" style:writing-mode="lr-tb"/>
      <style:text-properties style:font-name="Consolas" style:font-name-asian="Consolas" style:font-name-complex="Consolas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"><text:span text:style-name="T2_1">Wassim</text:span><text:span text:style-name="T2_2"><text:s/></text:span><text:span text:style-name="T2_3">Chegham</text:span></text:p>
            <text:p text:style-name="P3"><text:span text:style-name="T3_1">Gurval</text:span><text:span text:style-name="T3_2"><text:s/></text:span><text:span text:style-name="T3_3">Le</text:span><text:span text:style-name="T3_4"><text:s/></text:span><text:span text:style-name="T3_5">Bouter</text:span></text:p>
          </table:table-cell>
          <table:table-cell table:style-name="Cell2">
            <text:p text:style-name="P4"><text:span text:style-name="T4_1">DOP</text:span><text:span text:style-name="T4_2"><text:s/>-<text:s/></text:span><text:span text:style-name="T4_3">Compte</text:span><text:span text:style-name="T4_4"><text:s/></text:span><text:span text:style-name="T4_5">rendu</text:span><text:span text:style-name="T4_6"><text:s/></text:span><text:span text:style-name="T4_7">du</text:span><text:span text:style-name="T4_8"><text:s/></text:span><text:span text:style-name="T4_9">TP</text:span><text:span text:style-name="T4_10"><text:s/></text:span><text:span text:style-name="T4_11">OpenLaszlo</text:span><text:span text:style-name="T4_12"><text:s/>-<text:s/></text:span><text:span text:style-name="T4_13">BD</text:span><text:span text:style-name="T4_14"><text:s/></text:span><text:span text:style-name="T4_15">Contacts</text:span></text:p>
          </table:table-cell>
          <table:table-cell table:style-name="Cell3">
            <text:p text:style-name="P5"><text:span text:style-name="T5_1">M</text:span><text:span text:style-name="T5_2">2<text:s/></text:span><text:span text:style-name="T5_3">MITIC</text:span></text:p>
          </table:table-cell>
        </table:table-row>
      </table:table>
      <text:h text:style-name="P6" text:outline-level="10"><text:bookmark-start text:name="h.pn1m1mxu8e6d"/><text:bookmark-end text:name="h.pn1m1mxu8e6d"/><text:span text:style-name="T6_1">Question</text:span><text:span text:style-name="T6_2"><text:s/>1</text:span></text:h>
      <text:p text:style-name="P7"><text:span text:style-name="T7_1">Afin</text:span><text:span text:style-name="T7_2"><text:s/></text:span><text:span text:style-name="T7_3">d</text:span><text:span text:style-name="T7_4">’</text:span><text:span text:style-name="T7_5">inclure</text:span><text:span text:style-name="T7_6"><text:s/></text:span><text:span text:style-name="T7_7">un</text:span><text:span text:style-name="T7_8"><text:s/></text:span><text:span text:style-name="T7_9">fichier</text:span><text:span text:style-name="T7_10"><text:s/></text:span><text:span text:style-name="T7_11">externe</text:span><text:span text:style-name="T7_12"><text:s/></text:span><text:span text:style-name="T7_13">dans</text:span><text:span text:style-name="T7_14"><text:s/></text:span><text:span text:style-name="T7_15">un</text:span><text:span text:style-name="T7_16"><text:s/></text:span><text:span text:style-name="T7_17">dataset</text:span><text:span text:style-name="T7_18">,<text:s/></text:span><text:span text:style-name="T7_19">il</text:span><text:span text:style-name="T7_20"><text:s/></text:span><text:span text:style-name="T7_21">convient</text:span><text:span text:style-name="T7_22"><text:s/></text:span><text:span text:style-name="T7_23">d</text:span><text:span text:style-name="T7_24">’</text:span><text:span text:style-name="T7_25">utiliser</text:span><text:span text:style-name="T7_26"><text:s/></text:span><text:span text:style-name="T7_27">son</text:span><text:span text:style-name="T7_28"><text:s/></text:span><text:span text:style-name="T7_29">attribut</text:span><text:span text:style-name="T7_30"><text:s/></text:span><text:span text:style-name="T7_31">src</text:span><text:span text:style-name="T7_32">.<text:s/></text:span><text:span text:style-name="T7_33">Nous</text:span><text:span text:style-name="T7_34"><text:s/></text:span><text:span text:style-name="T7_35">l</text:span><text:span text:style-name="T7_36">’</text:span><text:span text:style-name="T7_37">avons</text:span><text:span text:style-name="T7_38"><text:s/></text:span><text:span text:style-name="T7_39">utilisé</text:span><text:span text:style-name="T7_40"><text:s/></text:span><text:span text:style-name="T7_41">comme</text:span><text:span text:style-name="T7_42"><text:s/></text:span><text:span text:style-name="T7_43">ceci</text:span><text:span text:style-name="T7_44"><text:s/>:<text:s/></text:span></text:p>
      <text:p text:style-name="P8"><text:span text:style-name="T8_1">&lt;</text:span><text:span text:style-name="T8_2">dataset</text:span><text:span text:style-name="T8_3"><text:s/></text:span><text:span text:style-name="T8_4">name</text:span><text:span text:style-name="T8_5">="</text:span><text:span text:style-name="T8_6">lesContacts</text:span><text:span text:style-name="T8_7">"<text:s/></text:span><text:span text:style-name="T8_8">src</text:span><text:span text:style-name="T8_9">="</text:span><text:span text:style-name="T8_10">lesContacts</text:span><text:span text:style-name="T8_11">.</text:span><text:span text:style-name="T8_12">xml</text:span><text:span text:style-name="T8_13">"&gt;&lt;/</text:span><text:span text:style-name="T8_14">dataset</text:span><text:span text:style-name="T8_15">&gt;</text:span></text:p>
      <text:p text:style-name="P9"><text:span text:style-name="T9_1">Le</text:span><text:span text:style-name="T9_2"><text:s/></text:span><text:span text:style-name="T9_3">datatset</text:span><text:span text:style-name="T9_4"><text:s/></text:span><text:span text:style-name="T9_5">contient</text:span><text:span text:style-name="T9_6"><text:s/></text:span><text:span text:style-name="T9_7">donc</text:span><text:span text:style-name="T9_8"><text:s/></text:span><text:span text:style-name="T9_9">les</text:span><text:span text:style-name="T9_10"><text:s/></text:span><text:span text:style-name="T9_11">données</text:span><text:span text:style-name="T9_12"><text:s/></text:span><text:span text:style-name="T9_13">du</text:span><text:span text:style-name="T9_14"><text:s/></text:span><text:span text:style-name="T9_15">fichier</text:span><text:span text:style-name="T9_16"><text:s/></text:span><text:span text:style-name="T9_17">lesContacts</text:span><text:span text:style-name="T9_18">.</text:span><text:span text:style-name="T9_19">xml</text:span><text:span text:style-name="T9_20">.</text:span></text:p>
      <text:p text:style-name="P10"><text:span text:style-name="T10_1">Nous</text:span><text:span text:style-name="T10_2"><text:s/></text:span><text:span text:style-name="T10_3">avons</text:span><text:span text:style-name="T10_4"><text:s/></text:span><text:span text:style-name="T10_5">également</text:span><text:span text:style-name="T10_6"><text:s/></text:span><text:span text:style-name="T10_7">utilisé</text:span><text:span text:style-name="T10_8"><text:s/></text:span><text:span text:style-name="T10_9">des</text:span><text:span text:style-name="T10_10"><text:s/></text:span><text:span text:style-name="T10_11">vbox</text:span><text:span text:style-name="T10_12"><text:s/></text:span><text:span text:style-name="T10_13">afin</text:span><text:span text:style-name="T10_14"><text:s/></text:span><text:span text:style-name="T10_15">de</text:span><text:span text:style-name="T10_16"><text:s/></text:span><text:span text:style-name="T10_17">disposer</text:span><text:span text:style-name="T10_18"><text:s/></text:span><text:span text:style-name="T10_19">verticalement</text:span><text:span text:style-name="T10_20"><text:s/></text:span><text:span text:style-name="T10_21">nos</text:span><text:span text:style-name="T10_22"><text:s/></text:span><text:span text:style-name="T10_23">inputtext</text:span><text:span text:style-name="T10_24">.<text:s/></text:span><text:span text:style-name="T10_25">Une</text:span><text:span text:style-name="T10_26"><text:s/></text:span><text:span text:style-name="T10_27">vbox</text:span><text:span text:style-name="T10_28"><text:s/></text:span><text:span text:style-name="T10_29">est</text:span><text:span text:style-name="T10_30"><text:s/></text:span><text:span text:style-name="T10_31">l</text:span><text:span text:style-name="T10_32">’</text:span><text:span text:style-name="T10_33">équivalent</text:span><text:span text:style-name="T10_34"><text:s/></text:span><text:span text:style-name="T10_35">moins</text:span><text:span text:style-name="T10_36"><text:s/></text:span><text:span text:style-name="T10_37">verbeux</text:span><text:span text:style-name="T10_38"><text:s/></text:span><text:span text:style-name="T10_39">d</text:span><text:span text:style-name="T10_40">’</text:span><text:span text:style-name="T10_41">une</text:span><text:span text:style-name="T10_42"><text:s/></text:span><text:span text:style-name="T10_43">view</text:span><text:span text:style-name="T10_44"><text:s/></text:span><text:span text:style-name="T10_45">avec</text:span><text:span text:style-name="T10_46"><text:s/></text:span><text:span text:style-name="T10_47">un</text:span><text:span text:style-name="T10_48"><text:s/></text:span><text:span text:style-name="T10_49">simplelayout</text:span><text:span text:style-name="T10_50"><text:s/></text:span><text:span text:style-name="T10_51">sur</text:span><text:span text:style-name="T10_52"><text:s/></text:span><text:span text:style-name="T10_53">l</text:span><text:span text:style-name="T10_54">’</text:span><text:span text:style-name="T10_55">axe</text:span><text:span text:style-name="T10_56"><text:s/></text:span><text:span text:style-name="T10_57">y</text:span><text:span text:style-name="T10_58">.</text:span></text:p>
      <text:h text:style-name="P11" text:outline-level="10"><text:bookmark-start text:name="h.u0gi9r17acc"/><text:bookmark-end text:name="h.u0gi9r17acc"/><text:span text:style-name="T11_1">Question</text:span><text:span text:style-name="T11_2"><text:s/>2</text:span></text:h>
      <text:p text:style-name="P12"><text:span text:style-name="T12_1">C</text:span><text:span text:style-name="T12_2">’</text:span><text:span text:style-name="T12_3">est</text:span><text:span text:style-name="T12_4"><text:s/></text:span><text:span text:style-name="T12_5">l</text:span><text:span text:style-name="T12_6">’</text:span><text:span text:style-name="T12_7">attribut</text:span><text:span text:style-name="T12_8"><text:s/></text:span><text:span text:style-name="T12_9">shownitems</text:span><text:span text:style-name="T12_10"><text:s/></text:span><text:span text:style-name="T12_11">d</text:span><text:span text:style-name="T12_12">’</text:span><text:span text:style-name="T12_13">une</text:span><text:span text:style-name="T12_14"><text:s/></text:span><text:span text:style-name="T12_15">grid</text:span><text:span text:style-name="T12_16"><text:s/></text:span><text:span text:style-name="T12_17">qui</text:span><text:span text:style-name="T12_18"><text:s/></text:span><text:span text:style-name="T12_19">permet</text:span><text:span text:style-name="T12_20"><text:s/></text:span><text:span text:style-name="T12_21">de</text:span><text:span text:style-name="T12_22"><text:s/></text:span><text:span text:style-name="T12_23">limiter</text:span><text:span text:style-name="T12_24"><text:s/></text:span><text:span text:style-name="T12_25">le</text:span><text:span text:style-name="T12_26"><text:s/></text:span><text:span text:style-name="T12_27">nombre</text:span><text:span text:style-name="T12_28"><text:s/></text:span><text:span text:style-name="T12_29">d</text:span><text:span text:style-name="T12_30">’</text:span><text:span text:style-name="T12_31">items</text:span><text:span text:style-name="T12_32"><text:s/></text:span><text:span text:style-name="T12_33">à</text:span><text:span text:style-name="T12_34"><text:s/></text:span><text:span text:style-name="T12_35">afficher</text:span><text:span text:style-name="T12_36"><text:s/></text:span><text:span text:style-name="T12_37">simultanément</text:span><text:span text:style-name="T12_38">.</text:span></text:p>
      <text:p text:style-name="P13"><text:span text:style-name="T13_1">Une</text:span><text:span text:style-name="T13_2"><text:s/></text:span><text:span text:style-name="T13_3">grid</text:span><text:span text:style-name="T13_4"><text:s/></text:span><text:span text:style-name="T13_5">s</text:span><text:span text:style-name="T13_6">’</text:span><text:span text:style-name="T13_7">utilise</text:span><text:span text:style-name="T13_8"><text:s/></text:span><text:span text:style-name="T13_9">simplement</text:span><text:span text:style-name="T13_10">,<text:s/></text:span><text:span text:style-name="T13_11">seulement</text:span><text:span text:style-name="T13_12"><text:s/></text:span><text:span text:style-name="T13_13">le</text:span><text:span text:style-name="T13_14"><text:s/></text:span><text:span text:style-name="T13_15">choix</text:span><text:span text:style-name="T13_16"><text:s/></text:span><text:span text:style-name="T13_17">de</text:span><text:span text:style-name="T13_18"><text:s/></text:span><text:span text:style-name="T13_19">mettre</text:span><text:span text:style-name="T13_20"><text:s/></text:span><text:span text:style-name="T13_21">les</text:span><text:span text:style-name="T13_22"><text:s/></text:span><text:span text:style-name="T13_23">éléments</text:span><text:span text:style-name="T13_24"><text:s/></text:span><text:span text:style-name="T13_25">gridcolumn</text:span><text:span text:style-name="T13_26"><text:s/></text:span><text:span text:style-name="T13_27">et</text:span><text:span text:style-name="T13_28"><text:s/></text:span><text:span text:style-name="T13_29">gridtext</text:span><text:span text:style-name="T13_30"><text:s/></text:span><text:span text:style-name="T13_31">à</text:span><text:span text:style-name="T13_32"><text:s/></text:span><text:span text:style-name="T13_33">l</text:span><text:span text:style-name="T13_34">’</text:span><text:span text:style-name="T13_35">extérieur</text:span><text:span text:style-name="T13_36"><text:s/></text:span><text:span text:style-name="T13_37">de</text:span><text:span text:style-name="T13_38"><text:s/></text:span><text:span text:style-name="T13_39">l</text:span><text:span text:style-name="T13_40">’</text:span><text:span text:style-name="T13_41">élément</text:span><text:span text:style-name="T13_42"><text:s/></text:span><text:span text:style-name="T13_43">grid</text:span><text:span text:style-name="T13_44"><text:s/></text:span><text:span text:style-name="T13_45">surprend</text:span><text:span text:style-name="T13_46"><text:s/></text:span><text:span text:style-name="T13_47">à</text:span><text:span text:style-name="T13_48"><text:s/></text:span><text:span text:style-name="T13_49">la</text:span><text:span text:style-name="T13_50"><text:s/></text:span><text:span text:style-name="T13_51">première</text:span><text:span text:style-name="T13_52"><text:s/></text:span><text:span text:style-name="T13_53">vu</text:span><text:span text:style-name="T13_54">.</text:span></text:p>
      <text:p text:style-name="P14"><text:span text:style-name="T14_1">Il</text:span><text:span text:style-name="T14_2"><text:s/></text:span><text:span text:style-name="T14_3">aurait</text:span><text:span text:style-name="T14_4"><text:s/></text:span><text:span text:style-name="T14_5">paru</text:span><text:span text:style-name="T14_6"><text:s/></text:span><text:span text:style-name="T14_7">plus</text:span><text:span text:style-name="T14_8"><text:s/></text:span><text:span text:style-name="T14_9">logique</text:span><text:span text:style-name="T14_10"><text:s/></text:span><text:span text:style-name="T14_11">d</text:span><text:span text:style-name="T14_12">’</text:span><text:span text:style-name="T14_13">avoir</text:span><text:span text:style-name="T14_14"><text:s/></text:span><text:span text:style-name="T14_15">le</text:span><text:span text:style-name="T14_16"><text:s/></text:span><text:span text:style-name="T14_17">code</text:span><text:span text:style-name="T14_18"><text:s/></text:span><text:span text:style-name="T14_19">suivant</text:span><text:span text:style-name="T14_20">:</text:span></text:p>
      <text:p text:style-name="P15"><text:span text:style-name="T15_1">&lt;</text:span><text:span text:style-name="T15_2">grid</text:span><text:span text:style-name="T15_3"><text:s/></text:span><text:span text:style-name="T15_4">datapath</text:span><text:span text:style-name="T15_5">="</text:span><text:span text:style-name="T15_6">lesContacts</text:span><text:span text:style-name="T15_7">:/</text:span><text:span text:style-name="T15_8">contacts</text:span><text:span text:style-name="T15_9">/"<text:s/></text:span><text:span text:style-name="T15_10">contentdatapath</text:span><text:span text:style-name="T15_11">="</text:span><text:span text:style-name="T15_12">personne</text:span><text:span text:style-name="T15_13">"/&gt;</text:span></text:p>
      <text:p text:style-name="P16"><text:span text:style-name="T16_1">&lt;</text:span><text:span text:style-name="T16_2">gridtext</text:span><text:span text:style-name="T16_3"><text:s/></text:span><text:span text:style-name="T16_4">datapath</text:span><text:span text:style-name="T16_5">="@</text:span><text:span text:style-name="T16_6">id</text:span><text:span text:style-name="T16_7">"<text:s/>&gt;</text:span><text:span text:style-name="T16_8">Id</text:span><text:span text:style-name="T16_9">&lt;/</text:span><text:span text:style-name="T16_10">gridtext</text:span><text:span text:style-name="T16_11">&gt;</text:span></text:p>
      <text:p text:style-name="P17"><text:span text:style-name="T17_1">&lt;</text:span><text:span text:style-name="T17_2">gridtext</text:span><text:span text:style-name="T17_3"><text:s/></text:span><text:span text:style-name="T17_4">datapath</text:span><text:span text:style-name="T17_5">="@</text:span><text:span text:style-name="T17_6">nom</text:span><text:span text:style-name="T17_7">"<text:s/>&gt;</text:span><text:span text:style-name="T17_8">Nom</text:span><text:span text:style-name="T17_9">&lt;/</text:span><text:span text:style-name="T17_10">gridtext</text:span><text:span text:style-name="T17_11">&gt;</text:span></text:p>
      <text:p text:style-name="P18"/>
      <text:p text:style-name="P19"><text:span text:style-name="T19_1">sous</text:span><text:span text:style-name="T19_2"><text:s/></text:span><text:span text:style-name="T19_3">la</text:span><text:span text:style-name="T19_4"><text:s/></text:span><text:span text:style-name="T19_5">forme</text:span><text:span text:style-name="T19_6">:</text:span></text:p>
      <text:p text:style-name="P20"><text:span text:style-name="T20_1">&lt;</text:span><text:span text:style-name="T20_2">grid</text:span><text:span text:style-name="T20_3"><text:s/></text:span><text:span text:style-name="T20_4">datapath</text:span><text:span text:style-name="T20_5">="</text:span><text:span text:style-name="T20_6">lesContacts</text:span><text:span text:style-name="T20_7">:/</text:span><text:span text:style-name="T20_8">contacts</text:span><text:span text:style-name="T20_9">/"<text:s/></text:span><text:span text:style-name="T20_10">contentdatapath</text:span><text:span text:style-name="T20_11">="</text:span><text:span text:style-name="T20_12">personne</text:span><text:span text:style-name="T20_13">"&gt;</text:span></text:p>
      <text:p text:style-name="P21"><text:span text:style-name="T21_1">&lt;</text:span><text:span text:style-name="T21_2">gridtext</text:span><text:span text:style-name="T21_3"><text:s/></text:span><text:span text:style-name="T21_4">datapath</text:span><text:span text:style-name="T21_5">="@</text:span><text:span text:style-name="T21_6">id</text:span><text:span text:style-name="T21_7">"<text:s/>&gt;</text:span><text:span text:style-name="T21_8">Id</text:span><text:span text:style-name="T21_9">&lt;/</text:span><text:span text:style-name="T21_10">gridtext</text:span><text:span text:style-name="T21_11">&gt;</text:span></text:p>
      <text:p text:style-name="P22"><text:span text:style-name="T22_1">&lt;</text:span><text:span text:style-name="T22_2">gridtext</text:span><text:span text:style-name="T22_3"><text:s/></text:span><text:span text:style-name="T22_4">datapath</text:span><text:span text:style-name="T22_5">="@</text:span><text:span text:style-name="T22_6">nom</text:span><text:span text:style-name="T22_7">"<text:s/>&gt;</text:span><text:span text:style-name="T22_8">Nom</text:span><text:span text:style-name="T22_9">&lt;/</text:span><text:span text:style-name="T22_10">gridtext</text:span><text:span text:style-name="T22_11">&gt;</text:span></text:p>
      <text:p text:style-name="P23"><text:span text:style-name="T23_1"><text:s/>&lt;/</text:span><text:span text:style-name="T23_2">grid</text:span><text:span text:style-name="T23_3">&gt;</text:span></text:p>
      <text:h text:style-name="P24" text:outline-level="10"><text:bookmark-start text:name="h.bcuhujllxpq"/><text:bookmark-end text:name="h.bcuhujllxpq"/><text:span text:style-name="T24_1">Question</text:span><text:span text:style-name="T24_2"><text:s/>3<text:s/></text:span><text:span text:style-name="T24_3">et</text:span><text:span text:style-name="T24_4"><text:s/>4</text:span></text:h>
      <text:p text:style-name="P25"><text:span text:style-name="T25_1">Il</text:span><text:span text:style-name="T25_2"><text:s/></text:span><text:span text:style-name="T25_3">y</text:span><text:span text:style-name="T25_4"><text:s/></text:span><text:span text:style-name="T25_5">a</text:span><text:span text:style-name="T25_6"><text:s/></text:span><text:span text:style-name="T25_7">peu</text:span><text:span text:style-name="T25_8"><text:s/></text:span><text:span text:style-name="T25_9">de</text:span><text:span text:style-name="T25_10"><text:s/></text:span><text:span text:style-name="T25_11">choses</text:span><text:span text:style-name="T25_12"><text:s/></text:span><text:span text:style-name="T25_13">à</text:span><text:span text:style-name="T25_14"><text:s/></text:span><text:span text:style-name="T25_15">expliquer</text:span><text:span text:style-name="T25_16"><text:s/></text:span><text:span text:style-name="T25_17">dans</text:span><text:span text:style-name="T25_18"><text:s/></text:span><text:span text:style-name="T25_19">la</text:span><text:span text:style-name="T25_20"><text:s/></text:span><text:span text:style-name="T25_21">question</text:span><text:span text:style-name="T25_22"><text:s/>3,<text:s/></text:span><text:span text:style-name="T25_23">nous</text:span><text:span text:style-name="T25_24"><text:s/></text:span><text:span text:style-name="T25_25">sommes</text:span><text:span text:style-name="T25_26"><text:s/></text:span><text:span text:style-name="T25_27">bien</text:span><text:span text:style-name="T25_28"><text:s/></text:span><text:span text:style-name="T25_29">guidés</text:span><text:span text:style-name="T25_30"><text:s/></text:span><text:span text:style-name="T25_31">par</text:span><text:span text:style-name="T25_32"><text:s/></text:span><text:span text:style-name="T25_33">le</text:span><text:span text:style-name="T25_34"><text:s/></text:span><text:span text:style-name="T25_35">sujet</text:span><text:span text:style-name="T25_36"><text:s/></text:span><text:span text:style-name="T25_37">du</text:span><text:span text:style-name="T25_38"><text:s/></text:span><text:span text:style-name="T25_39">TP</text:span><text:span text:style-name="T25_40">.<text:s/></text:span><text:span text:style-name="T25_41">La</text:span><text:span text:style-name="T25_42"><text:s/></text:span><text:span text:style-name="T25_43">question</text:span><text:span text:style-name="T25_44"><text:s/>4<text:s/></text:span><text:span text:style-name="T25_45">et</text:span><text:span text:style-name="T25_46"><text:s/></text:span><text:span text:style-name="T25_47">quasiment</text:span><text:span text:style-name="T25_48"><text:s/></text:span><text:span text:style-name="T25_49">identique</text:span><text:span text:style-name="T25_50"><text:s/></text:span><text:span text:style-name="T25_51">à</text:span><text:span text:style-name="T25_52"><text:s/></text:span><text:span text:style-name="T25_53">la</text:span><text:span text:style-name="T25_54"><text:s/></text:span><text:span text:style-name="T25_55">question</text:span><text:span text:style-name="T25_56"><text:s/>3.<text:s/></text:span><text:span text:style-name="T25_57">Il</text:span><text:span text:style-name="T25_58"><text:s/></text:span><text:span text:style-name="T25_59">suffit</text:span><text:span text:style-name="T25_60"><text:s/></text:span><text:span text:style-name="T25_61">juste</text:span><text:span text:style-name="T25_62"><text:s/></text:span><text:span text:style-name="T25_63">d</text:span><text:span text:style-name="T25_64">’</text:span><text:span text:style-name="T25_65">ajouter</text:span><text:span text:style-name="T25_66"><text:s/></text:span><text:span text:style-name="T25_67">l</text:span><text:span text:style-name="T25_68">’</text:span><text:span text:style-name="T25_69">attribut</text:span><text:span text:style-name="T25_70"><text:s/></text:span><text:span text:style-name="T25_71">editable</text:span><text:span text:style-name="T25_72">=”</text:span><text:span text:style-name="T25_73">false</text:span><text:span text:style-name="T25_74">”<text:s/></text:span><text:span text:style-name="T25_75">à</text:span><text:span text:style-name="T25_76"><text:s/></text:span><text:span text:style-name="T25_77">l</text:span><text:span text:style-name="T25_78">’</text:span><text:span text:style-name="T25_79">élément</text:span><text:span text:style-name="T25_80"><text:s/></text:span><text:span text:style-name="T25_81">gridtext</text:span><text:span text:style-name="T25_82"><text:s/></text:span><text:span text:style-name="T25_83">des</text:span><text:span text:style-name="T25_84"><text:s/></text:span><text:span text:style-name="T25_85">id</text:span><text:span text:style-name="T25_86"><text:s/></text:span><text:span text:style-name="T25_87">afin</text:span><text:span text:style-name="T25_88"><text:s/></text:span><text:span text:style-name="T25_89">d</text:span><text:span text:style-name="T25_90">'</text:span><text:span text:style-name="T25_91">empêcher</text:span><text:span text:style-name="T25_92"><text:s/></text:span><text:span text:style-name="T25_93">la</text:span><text:span text:style-name="T25_94"><text:s/></text:span><text:span text:style-name="T25_95">modification</text:span><text:span text:style-name="T25_96"><text:s/></text:span><text:span text:style-name="T25_97">de</text:span><text:span text:style-name="T25_98"><text:s/></text:span><text:span text:style-name="T25_99">ceux</text:span><text:span text:style-name="T25_100">-</text:span><text:span text:style-name="T25_101">ci</text:span><text:span text:style-name="T25_102">.</text:span></text:p>
      <text:h text:style-name="P26" text:outline-level="10"><text:bookmark-start text:name="h.stx1qwbfqi4t"/><text:bookmark-end text:name="h.stx1qwbfqi4t"/><text:span text:style-name="T26_1">Question</text:span><text:span text:style-name="T26_2"><text:s/>5</text:span></text:h>
      <text:p text:style-name="P27"><text:span text:style-name="T27_1">Pour</text:span><text:span text:style-name="T27_2"><text:s/></text:span><text:span text:style-name="T27_3">cette</text:span><text:span text:style-name="T27_4"><text:s/></text:span><text:span text:style-name="T27_5">question</text:span><text:span text:style-name="T27_6">,<text:s/></text:span><text:span text:style-name="T27_7">il</text:span><text:span text:style-name="T27_8"><text:s/></text:span><text:span text:style-name="T27_9">faut</text:span><text:span text:style-name="T27_10"><text:s/></text:span><text:span text:style-name="T27_11">remplacer</text:span><text:span text:style-name="T27_12"><text:s/></text:span><text:span text:style-name="T27_13">les</text:span><text:span text:style-name="T27_14"><text:s/></text:span><text:span text:style-name="T27_15">éléments</text:span><text:span text:style-name="T27_16"><text:s/></text:span><text:span text:style-name="T27_17">text</text:span><text:span text:style-name="T27_18"><text:s/></text:span><text:span text:style-name="T27_19">par</text:span><text:span text:style-name="T27_20"><text:s/></text:span><text:span text:style-name="T27_21">des</text:span><text:span text:style-name="T27_22"><text:s/></text:span><text:span text:style-name="T27_23">éléments</text:span><text:span text:style-name="T27_24"><text:s/></text:span><text:span text:style-name="T27_25">edittext</text:span><text:span text:style-name="T27_26">.</text:span><text:span text:style-name="T27_27"><text:s/></text:span><text:span text:style-name="T27_28">Il</text:span><text:span text:style-name="T27_29"><text:s/></text:span><text:span text:style-name="T27_30">faut</text:span><text:span text:style-name="T27_31"><text:s/></text:span><text:span text:style-name="T27_32">également</text:span><text:span text:style-name="T27_33"><text:s/></text:span><text:span text:style-name="T27_34">ajouter</text:span><text:span text:style-name="T27_35"><text:s/></text:span><text:span text:style-name="T27_36">l</text:span><text:span text:style-name="T27_37">’</text:span><text:span text:style-name="T27_38">attribut</text:span><text:span text:style-name="T27_39"><text:s/></text:span><text:span text:style-name="T27_40">enabled</text:span><text:span text:style-name="T27_41">="</text:span><text:span text:style-name="T27_42">false</text:span><text:span text:style-name="T27_43">"</text:span><text:span text:style-name="T27_44"><text:s/></text:span><text:span text:style-name="T27_45">sur</text:span><text:span text:style-name="T27_46"><text:s/></text:span><text:span text:style-name="T27_47">l</text:span><text:span text:style-name="T27_48">’</text:span><text:span text:style-name="T27_49">élément</text:span><text:span text:style-name="T27_50"><text:s/></text:span><text:span text:style-name="T27_51">edittext</text:span><text:span text:style-name="T27_52"><text:s/></text:span><text:span text:style-name="T27_53">des</text:span><text:span text:style-name="T27_54"><text:s/></text:span><text:span text:style-name="T27_55">id</text:span><text:span text:style-name="T27_56"><text:s/></text:span><text:span text:style-name="T27_57">afin</text:span><text:span text:style-name="T27_58"><text:s/></text:span><text:span text:style-name="T27_59">d</text:span><text:span text:style-name="T27_60">'</text:span><text:span text:style-name="T27_61">empêcher</text:span><text:span text:style-name="T27_62"><text:s/></text:span><text:span text:style-name="T27_63">leur</text:span><text:span text:style-name="T27_64"><text:s/></text:span><text:span text:style-name="T27_65">modification</text:span><text:span text:style-name="T27_66">.</text:span></text:p>
      <text:p text:style-name="P28"><text:span text:style-name="T28_1">La</text:span><text:span text:style-name="T28_2"><text:s/></text:span><text:span text:style-name="T28_3">difficulté</text:span><text:span text:style-name="T28_4"><text:s/></text:span><text:span text:style-name="T28_5">de</text:span><text:span text:style-name="T28_6"><text:s/></text:span><text:span text:style-name="T28_7">la</text:span><text:span text:style-name="T28_8"><text:s/></text:span><text:span text:style-name="T28_9">question</text:span><text:span text:style-name="T28_10"><text:s/></text:span><text:span text:style-name="T28_11">résidait</text:span><text:span text:style-name="T28_12"><text:s/></text:span><text:span text:style-name="T28_13">surtout</text:span><text:span text:style-name="T28_14"><text:s/></text:span><text:span text:style-name="T28_15">dans</text:span><text:span text:style-name="T28_16"><text:s/></text:span><text:span text:style-name="T28_17">le</text:span><text:span text:style-name="T28_18"><text:s/></text:span><text:span text:style-name="T28_19">positionnement</text:span><text:span text:style-name="T28_20"><text:s/></text:span><text:span text:style-name="T28_21">des</text:span><text:span text:style-name="T28_22"><text:s/></text:span><text:span text:style-name="T28_23">éléments</text:span><text:span text:style-name="T28_24"><text:s/></text:span><text:span text:style-name="T28_25">de</text:span><text:span text:style-name="T28_26"><text:s/></text:span><text:span text:style-name="T28_27">la</text:span><text:span text:style-name="T28_28"><text:s/></text:span><text:span text:style-name="T28_29">vue</text:span><text:span text:style-name="T28_30"><text:s/></text:span><text:span text:style-name="T28_31">de</text:span><text:span text:style-name="T28_32"><text:s/></text:span><text:span text:style-name="T28_33">détail</text:span><text:span text:style-name="T28_34">.<text:s/></text:span><text:span text:style-name="T28_35">En</text:span><text:span text:style-name="T28_36"><text:s/></text:span><text:span text:style-name="T28_37">effet</text:span><text:span text:style-name="T28_38">,<text:s/></text:span><text:span text:style-name="T28_39">les</text:span><text:span text:style-name="T28_40"><text:s/></text:span><text:span text:style-name="T28_41">éléments</text:span><text:span text:style-name="T28_42"><text:s/></text:span><text:span text:style-name="T28_43">edittext</text:span><text:span text:style-name="T28_44"><text:s/></text:span><text:span text:style-name="T28_45">et</text:span><text:span text:style-name="T28_46"><text:s/></text:span><text:span text:style-name="T28_47">text</text:span><text:span text:style-name="T28_48"><text:s/></text:span><text:span text:style-name="T28_49">ne</text:span><text:span text:style-name="T28_50"><text:s/></text:span><text:span text:style-name="T28_51">font</text:span><text:span text:style-name="T28_52"><text:s/></text:span><text:span text:style-name="T28_53">pas</text:span><text:span text:style-name="T28_54"><text:s/></text:span><text:span text:style-name="T28_55">la</text:span><text:span text:style-name="T28_56"><text:s/></text:span><text:span text:style-name="T28_57">même</text:span><text:span text:style-name="T28_58"><text:s/></text:span><text:span text:style-name="T28_59">hauteur</text:span><text:span text:style-name="T28_60">.<text:s/></text:span><text:span text:style-name="T28_61">Il</text:span><text:span text:style-name="T28_62"><text:s/></text:span><text:span text:style-name="T28_63">y</text:span><text:span text:style-name="T28_64"><text:s/></text:span><text:span text:style-name="T28_65">a</text:span><text:span text:style-name="T28_66"><text:s/></text:span><text:span text:style-name="T28_67">deux</text:span><text:span text:style-name="T28_68"><text:s/></text:span><text:span text:style-name="T28_69">contraintes</text:span><text:span text:style-name="T28_70"><text:s/></text:span><text:span text:style-name="T28_71">à</text:span><text:span text:style-name="T28_72"><text:s/></text:span><text:span text:style-name="T28_73">respecter</text:span><text:span text:style-name="T28_74"><text:s/>:<text:s/></text:span></text:p>
      <text:list text:style-name="LS1" xml:id="list0">
        <text:list-item>
          <text:p text:style-name="P29"><text:span text:style-name="T29_1">les</text:span><text:span text:style-name="T29_2"><text:s/></text:span><text:span text:style-name="T29_3">éléments</text:span><text:span text:style-name="T29_4"><text:s/></text:span><text:span text:style-name="T29_5">text</text:span><text:span text:style-name="T29_6"><text:s/></text:span><text:span text:style-name="T29_7">doivent</text:span><text:span text:style-name="T29_8"><text:s/></text:span><text:span text:style-name="T29_9">être</text:span><text:span text:style-name="T29_10"><text:s/></text:span><text:span text:style-name="T29_11">en</text:span><text:span text:style-name="T29_12"><text:s/></text:span><text:span text:style-name="T29_13">face</text:span><text:span text:style-name="T29_14"><text:s/></text:span><text:span text:style-name="T29_15">des</text:span><text:span text:style-name="T29_16"><text:s/></text:span><text:span text:style-name="T29_17">éléments</text:span><text:span text:style-name="T29_18"><text:s/></text:span><text:span text:style-name="T29_19">editext</text:span><text:span text:style-name="T29_20"><text:s/></text:span><text:span text:style-name="T29_21">respectifs</text:span><text:span text:style-name="T29_22"><text:s/>;</text:span></text:p>
        </text:list-item>
        <text:list-item>
          <text:p text:style-name="P30"><text:span text:style-name="T30_1">les</text:span><text:span text:style-name="T30_2"><text:s/></text:span><text:span text:style-name="T30_3">éléments</text:span><text:span text:style-name="T30_4"><text:s/></text:span><text:span text:style-name="T30_5">edittext</text:span><text:span text:style-name="T30_6"><text:s/></text:span><text:span text:style-name="T30_7">doivent</text:span><text:span text:style-name="T30_8"><text:s/></text:span><text:span text:style-name="T30_9">être</text:span><text:span text:style-name="T30_10"><text:s/></text:span><text:span text:style-name="T30_11">tous</text:span><text:span text:style-name="T30_12"><text:s/></text:span><text:span text:style-name="T30_13">alignés</text:span><text:span text:style-name="T30_14"><text:s/></text:span><text:span text:style-name="T30_15">par</text:span><text:span text:style-name="T30_16"><text:s/></text:span><text:span text:style-name="T30_17">la</text:span><text:span text:style-name="T30_18"><text:s/></text:span><text:span text:style-name="T30_19">gauche</text:span><text:span text:style-name="T30_20">.</text:span></text:p>
        </text:list-item>
      </text:list>
      <text:p text:style-name="P31"><text:span text:style-name="T31_1">OpenLaszlo</text:span><text:span text:style-name="T31_2"><text:s/></text:span><text:span text:style-name="T31_3">ne</text:span><text:span text:style-name="T31_4"><text:s/></text:span><text:span text:style-name="T31_5">possède</text:span><text:span text:style-name="T31_6"><text:s/></text:span><text:span text:style-name="T31_7">pas</text:span><text:span text:style-name="T31_8"><text:s/></text:span><text:span text:style-name="T31_9">par</text:span><text:span text:style-name="T31_10"><text:s/></text:span><text:span text:style-name="T31_11">défaut</text:span><text:span text:style-name="T31_12"><text:s/></text:span><text:span text:style-name="T31_13">de</text:span><text:span text:style-name="T31_14"><text:s/></text:span><text:span text:style-name="T31_15">layout</text:span><text:span text:style-name="T31_16"><text:s/></text:span><text:span text:style-name="T31_17">de</text:span><text:span text:style-name="T31_18"><text:s/></text:span><text:span text:style-name="T31_19">type</text:span><text:span text:style-name="T31_20"><text:s/>“</text:span><text:span text:style-name="T31_21">grille</text:span><text:span text:style-name="T31_22">”.<text:s/></text:span><text:span text:style-name="T31_23">Nous</text:span><text:span text:style-name="T31_24"><text:s/></text:span><text:span text:style-name="T31_25">avons</text:span><text:span text:style-name="T31_26"><text:s/></text:span><text:span text:style-name="T31_27">donc</text:span><text:span text:style-name="T31_28"><text:s/></text:span><text:span text:style-name="T31_29">utilisé</text:span><text:span text:style-name="T31_30"><text:s/></text:span><text:span text:style-name="T31_31">des</text:span><text:span text:style-name="T31_32"><text:s/></text:span><text:span text:style-name="T31_33">view</text:span><text:span text:style-name="T31_34"><text:s/></text:span><text:span text:style-name="T31_35">pour</text:span><text:span text:style-name="T31_36"><text:s/></text:span><text:span text:style-name="T31_37">obtenir</text:span><text:span text:style-name="T31_38"><text:s/></text:span><text:span text:style-name="T31_39">l</text:span><text:span text:style-name="T31_40">’</text:span><text:span text:style-name="T31_41">affichage</text:span><text:span text:style-name="T31_42"><text:s/></text:span><text:span text:style-name="T31_43">voulu</text:span><text:span text:style-name="T31_44">.</text:span></text:p>
      <text:p text:style-name="P32"><text:span text:style-name="T32_1">Une</text:span><text:span text:style-name="T32_2"><text:s/></text:span><text:span text:style-name="T32_3">view</text:span><text:span text:style-name="T32_4"><text:s/></text:span><text:span text:style-name="T32_5">doit</text:span><text:span text:style-name="T32_6"><text:s/></text:span><text:span text:style-name="T32_7">avoir</text:span><text:span text:style-name="T32_8"><text:s/></text:span><text:span text:style-name="T32_9">une</text:span><text:span text:style-name="T32_10"><text:s/></text:span><text:span text:style-name="T32_11">taille</text:span><text:span text:style-name="T32_12"><text:s/></text:span><text:span text:style-name="T32_13">définit</text:span><text:span text:style-name="T32_14"><text:s/></text:span><text:span text:style-name="T32_15">et</text:span><text:span text:style-name="T32_16"><text:s/></text:span><text:span text:style-name="T32_17">elle</text:span><text:span text:style-name="T32_18"><text:s/></text:span><text:span text:style-name="T32_19">contient</text:span><text:span text:style-name="T32_20"><text:s/></text:span><text:span text:style-name="T32_21">un</text:span><text:span text:style-name="T32_22"><text:s/></text:span><text:span text:style-name="T32_23">élément</text:span><text:span text:style-name="T32_24"><text:s/></text:span><text:span text:style-name="T32_25">text</text:span><text:span text:style-name="T32_26"><text:s/></text:span><text:span text:style-name="T32_27">ainsi</text:span><text:span text:style-name="T32_28"><text:s/></text:span><text:span text:style-name="T32_29">qu</text:span><text:span text:style-name="T32_30">’<text:s/></text:span><text:span text:style-name="T32_31">un</text:span><text:span text:style-name="T32_32"><text:s/></text:span><text:span text:style-name="T32_33">champ</text:span><text:span text:style-name="T32_34"><text:s/></text:span><text:span text:style-name="T32_35">edittext</text:span><text:span text:style-name="T32_36">.<text:s/></text:span><text:span text:style-name="T32_37">Le</text:span><text:span text:style-name="T32_38"><text:s/></text:span><text:span text:style-name="T32_39">text</text:span><text:span text:style-name="T32_40"><text:s/></text:span><text:span text:style-name="T32_41">est</text:span><text:span text:style-name="T32_42"><text:s/></text:span><text:span text:style-name="T32_43">aligné</text:span><text:span text:style-name="T32_44"><text:s/></text:span><text:span text:style-name="T32_45">à</text:span><text:span text:style-name="T32_46"><text:s/></text:span><text:span text:style-name="T32_47">gauche</text:span><text:span text:style-name="T32_48"><text:s/></text:span><text:span text:style-name="T32_49">et</text:span><text:span text:style-name="T32_50"><text:s/></text:span><text:span text:style-name="T32_51">edittext</text:span><text:span text:style-name="T32_52"><text:s/></text:span><text:span text:style-name="T32_53">à</text:span><text:span text:style-name="T32_54"><text:s/></text:span><text:span text:style-name="T32_55">droite</text:span><text:span text:style-name="T32_56">.<text:s/></text:span><text:span text:style-name="T32_57">Il</text:span><text:span text:style-name="T32_58"><text:s/></text:span><text:span text:style-name="T32_59">faut</text:span><text:span text:style-name="T32_60"><text:s/></text:span><text:span text:style-name="T32_61">faire</text:span><text:span text:style-name="T32_62"><text:s/></text:span><text:span text:style-name="T32_63">cela</text:span><text:span text:style-name="T32_64"><text:s/></text:span><text:span text:style-name="T32_65">pour</text:span><text:span text:style-name="T32_66"><text:s/></text:span><text:span text:style-name="T32_67">les</text:span><text:span text:style-name="T32_68"><text:s/></text:span><text:span text:style-name="T32_69">quatre</text:span><text:span text:style-name="T32_70"><text:s/></text:span><text:span text:style-name="T32_71">champs</text:span><text:span text:style-name="T32_72"><text:s/></text:span><text:span text:style-name="T32_73">id</text:span><text:span text:style-name="T32_74">,<text:s/></text:span><text:span text:style-name="T32_75">nom</text:span><text:span text:style-name="T32_76">,<text:s/></text:span><text:span text:style-name="T32_77">prénom</text:span><text:span text:style-name="T32_78"><text:s/></text:span><text:span text:style-name="T32_79">et</text:span><text:span text:style-name="T32_80"><text:s/></text:span><text:span text:style-name="T32_81">email</text:span><text:span text:style-name="T32_82">.</text:span></text:p>
      <text:h text:style-name="P33" text:outline-level="10"><text:bookmark-start text:name="h.xi6ppcznr2x"/><text:bookmark-end text:name="h.xi6ppcznr2x"/><text:span text:style-name="T33_1">Question</text:span><text:span text:style-name="T33_2"><text:s/>6</text:span></text:h>
      <text:p text:style-name="P34"><text:span text:style-name="T34_1">Arrivé</text:span><text:span text:style-name="T34_2"><text:s/></text:span><text:span text:style-name="T34_3">à</text:span><text:span text:style-name="T34_4"><text:s/></text:span><text:span text:style-name="T34_5">ce</text:span><text:span text:style-name="T34_6"><text:s/></text:span><text:span text:style-name="T34_7">stade</text:span><text:span text:style-name="T34_8">,<text:s/></text:span><text:span text:style-name="T34_9">il</text:span><text:span text:style-name="T34_10"><text:s/></text:span><text:span text:style-name="T34_11">est</text:span><text:span text:style-name="T34_12"><text:s/></text:span><text:span text:style-name="T34_13">très</text:span><text:span text:style-name="T34_14"><text:s/></text:span><text:span text:style-name="T34_15">facile</text:span><text:span text:style-name="T34_16"><text:s/></text:span><text:span text:style-name="T34_17">de</text:span><text:span text:style-name="T34_18"><text:s/></text:span><text:span text:style-name="T34_19">rendre</text:span><text:span text:style-name="T34_20"><text:s/></text:span><text:span text:style-name="T34_21">visible</text:span><text:span text:style-name="T34_22"><text:s/></text:span><text:span text:style-name="T34_23">ou</text:span><text:span text:style-name="T34_24"><text:s/></text:span><text:span text:style-name="T34_25">invisible</text:span><text:span text:style-name="T34_26"><text:s/></text:span><text:span text:style-name="T34_27">un</text:span><text:span text:style-name="T34_28"><text:s/></text:span><text:span text:style-name="T34_29">boutton</text:span><text:span text:style-name="T34_30">,<text:s/></text:span><text:span text:style-name="T34_31">ou</text:span><text:span text:style-name="T34_32"><text:s/></text:span><text:span text:style-name="T34_33">bien</text:span><text:span text:style-name="T34_34"><text:s/></text:span><text:span text:style-name="T34_35">de</text:span><text:span text:style-name="T34_36"><text:s/></text:span><text:span text:style-name="T34_37">changer</text:span><text:span text:style-name="T34_38"><text:s/></text:span><text:span text:style-name="T34_39">le</text:span><text:span text:style-name="T34_40"><text:s/></text:span><text:span text:style-name="T34_41">contenu</text:span><text:span text:style-name="T34_42"><text:s/></text:span><text:span text:style-name="T34_43">d</text:span><text:span text:style-name="T34_44">’</text:span><text:span text:style-name="T34_45">un</text:span><text:span text:style-name="T34_46"><text:s/></text:span><text:span text:style-name="T34_47">label</text:span><text:span text:style-name="T34_48">.<text:s/></text:span><text:span text:style-name="T34_49">La</text:span><text:span text:style-name="T34_50"><text:s/></text:span><text:span text:style-name="T34_51">principal</text:span><text:span text:style-name="T34_52"><text:s/></text:span><text:span text:style-name="T34_53">difficulté</text:span><text:span text:style-name="T34_54"><text:s/></text:span><text:span text:style-name="T34_55">résidait</text:span><text:span text:style-name="T34_56"><text:s/></text:span><text:span text:style-name="T34_57">dans</text:span><text:span text:style-name="T34_58"><text:s/></text:span><text:span text:style-name="T34_59">l</text:span><text:span text:style-name="T34_60">’</text:span><text:span text:style-name="T34_61">ajout</text:span><text:span text:style-name="T34_62"><text:s/></text:span><text:span text:style-name="T34_63">d</text:span><text:span text:style-name="T34_64">’</text:span><text:span text:style-name="T34_65">une</text:span><text:span text:style-name="T34_66"><text:s/></text:span><text:span text:style-name="T34_67">valeur</text:span><text:span text:style-name="T34_68"><text:s/></text:span><text:span text:style-name="T34_69">dans</text:span><text:span text:style-name="T34_70"><text:s/></text:span><text:span text:style-name="T34_71">le</text:span><text:span text:style-name="T34_72"><text:s/></text:span><text:span text:style-name="T34_73">dataset</text:span><text:span text:style-name="T34_74">.</text:span></text:p>
      <text:p text:style-name="P35"><text:span text:style-name="T35_1">On</text:span><text:span text:style-name="T35_2"><text:s/></text:span><text:span text:style-name="T35_3">récupère</text:span><text:span text:style-name="T35_4"><text:s/></text:span><text:span text:style-name="T35_5">la</text:span><text:span text:style-name="T35_6"><text:s/></text:span><text:span text:style-name="T35_7">racine</text:span><text:span text:style-name="T35_8"><text:s/></text:span><text:span text:style-name="T35_9">de</text:span><text:span text:style-name="T35_10"><text:s/></text:span><text:span text:style-name="T35_11">notre</text:span><text:span text:style-name="T35_12"><text:s/></text:span><text:span text:style-name="T35_13">dataset</text:span><text:span text:style-name="T35_14"><text:s/></text:span><text:span text:style-name="T35_15">:</text:span></text:p>
      <text:p text:style-name="P36"><text:span text:style-name="T36_1">var</text:span><text:span text:style-name="T36_2"><text:s/></text:span><text:span text:style-name="T36_3">dp</text:span><text:span text:style-name="T36_4"><text:s/>=<text:s/></text:span><text:span text:style-name="T36_5">lesContacts</text:span><text:span text:style-name="T36_6">.</text:span><text:span text:style-name="T36_7">getFirstChild</text:span><text:span text:style-name="T36_8">();</text:span></text:p>
      <text:p text:style-name="P37"/>
      <text:p text:style-name="P38"><text:span text:style-name="T38_1">On</text:span><text:span text:style-name="T38_2"><text:s/></text:span><text:span text:style-name="T38_3">créer</text:span><text:span text:style-name="T38_4"><text:s/></text:span><text:span text:style-name="T38_5">un</text:span><text:span text:style-name="T38_6"><text:s/></text:span><text:span text:style-name="T38_7">nouveau</text:span><text:span text:style-name="T38_8"><text:s/></text:span><text:span text:style-name="T38_9">noeud</text:span><text:span text:style-name="T38_10"><text:s/>“</text:span><text:span text:style-name="T38_11">personne</text:span><text:span text:style-name="T38_12">”<text:s/></text:span><text:span text:style-name="T38_13">avec</text:span><text:span text:style-name="T38_14"><text:s/></text:span><text:span text:style-name="T38_15">les</text:span><text:span text:style-name="T38_16"><text:s/></text:span><text:span text:style-name="T38_17">attributs</text:span><text:span text:style-name="T38_18"><text:s/></text:span><text:span text:style-name="T38_19">définit</text:span><text:span text:style-name="T38_20"><text:s/></text:span><text:span text:style-name="T38_21">dans</text:span><text:span text:style-name="T38_22"><text:s/></text:span><text:span text:style-name="T38_23">le</text:span><text:span text:style-name="T38_24"><text:s/></text:span><text:span text:style-name="T38_25">second</text:span><text:span text:style-name="T38_26"><text:s/></text:span><text:span text:style-name="T38_27">paramètre</text:span><text:span text:style-name="T38_28"><text:s/></text:span><text:span text:style-name="T38_29">du</text:span><text:span text:style-name="T38_30"><text:s/></text:span><text:span text:style-name="T38_31">constructeur</text:span><text:span text:style-name="T38_32">:</text:span></text:p>
      <text:p text:style-name="P39"><text:span text:style-name="T39_1">var</text:span><text:span text:style-name="T39_2"><text:s/></text:span><text:span text:style-name="T39_3">node</text:span><text:span text:style-name="T39_4"><text:s/>=<text:s/></text:span><text:span text:style-name="T39_5">new</text:span><text:span text:style-name="T39_6"><text:s/></text:span><text:span text:style-name="T39_7">lz</text:span><text:span text:style-name="T39_8">.</text:span><text:span text:style-name="T39_9">DataElement</text:span><text:span text:style-name="T39_10">("</text:span><text:span text:style-name="T39_11">personne</text:span><text:span text:style-name="T39_12">",</text:span></text:p>
      <text:p text:style-name="P40"><text:span text:style-name="T40_1">{"</text:span><text:span text:style-name="T40_2">id</text:span><text:span text:style-name="T40_3">":</text:span><text:span text:style-name="T40_4">editid</text:span><text:span text:style-name="T40_5">.</text:span><text:span text:style-name="T40_6">getValue</text:span><text:span text:style-name="T40_7">(),"</text:span><text:span text:style-name="T40_8">prenom</text:span><text:span text:style-name="T40_9">":</text:span><text:span text:style-name="T40_10">editprenom</text:span><text:span text:style-name="T40_11">.</text:span><text:span text:style-name="T40_12">getValue</text:span><text:span text:style-name="T40_13">(),"</text:span><text:span text:style-name="T40_14">nom</text:span><text:span text:style-name="T40_15">":<text:s/>…<text:s/>}</text:span></text:p>
      <text:p text:style-name="P41"/>
      <text:p text:style-name="P42"><text:span text:style-name="T42_1">On</text:span><text:span text:style-name="T42_2"><text:s/></text:span><text:span text:style-name="T42_3">ajoute</text:span><text:span text:style-name="T42_4"><text:s/></text:span><text:span text:style-name="T42_5">le</text:span><text:span text:style-name="T42_6"><text:s/></text:span><text:span text:style-name="T42_7">noeud</text:span><text:span text:style-name="T42_8"><text:s/></text:span><text:span text:style-name="T42_9">comme</text:span><text:span text:style-name="T42_10"><text:s/></text:span><text:span text:style-name="T42_11">nouveau</text:span><text:span text:style-name="T42_12"><text:s/></text:span><text:span text:style-name="T42_13">fils</text:span><text:span text:style-name="T42_14"><text:s/></text:span><text:span text:style-name="T42_15">de</text:span><text:span text:style-name="T42_16"><text:s/></text:span><text:span text:style-name="T42_17">la</text:span><text:span text:style-name="T42_18"><text:s/></text:span><text:span text:style-name="T42_19">racine</text:span><text:span text:style-name="T42_20"><text:s/></text:span><text:span text:style-name="T42_21">de</text:span><text:span text:style-name="T42_22"><text:s/></text:span><text:span text:style-name="T42_23">notre</text:span><text:span text:style-name="T42_24"><text:s/></text:span><text:span text:style-name="T42_25">dataset</text:span><text:span text:style-name="T42_26"><text:s/></text:span><text:span text:style-name="T42_27">:</text:span></text:p>
      <text:p text:style-name="P43"><text:span text:style-name="T43_1">dp</text:span><text:span text:style-name="T43_2">.</text:span><text:span text:style-name="T43_3">appendChild</text:span><text:span text:style-name="T43_4">(</text:span><text:span text:style-name="T43_5">node</text:span><text:span text:style-name="T43_6">);</text:span></text:p>
      <text:p text:style-name="P44"/>
      <text:p text:style-name="P45"><text:span text:style-name="T45_1">Ce</text:span><text:span text:style-name="T45_2"><text:s/></text:span><text:span text:style-name="T45_3">qui</text:span><text:span text:style-name="T45_4"><text:s/></text:span><text:span text:style-name="T45_5">est</text:span><text:span text:style-name="T45_6"><text:s/></text:span><text:span text:style-name="T45_7">appréciable</text:span><text:span text:style-name="T45_8"><text:s/></text:span><text:span text:style-name="T45_9">avec</text:span><text:span text:style-name="T45_10"><text:s/></text:span><text:span text:style-name="T45_11">OpenLaszlo</text:span><text:span text:style-name="T45_12">,<text:s/></text:span><text:span text:style-name="T45_13">c</text:span><text:span text:style-name="T45_14">’</text:span><text:span text:style-name="T45_15">est</text:span><text:span text:style-name="T45_16"><text:s/></text:span><text:span text:style-name="T45_17">que</text:span><text:span text:style-name="T45_18"><text:s/></text:span><text:span text:style-name="T45_19">dès</text:span><text:span text:style-name="T45_20"><text:s/></text:span><text:span text:style-name="T45_21">que</text:span><text:span text:style-name="T45_22"><text:s/></text:span><text:span text:style-name="T45_23">l</text:span><text:span text:style-name="T45_24">’</text:span><text:span text:style-name="T45_25">on</text:span><text:span text:style-name="T45_26"><text:s/></text:span><text:span text:style-name="T45_27">ajout</text:span><text:span text:style-name="T45_28"><text:s/></text:span><text:span text:style-name="T45_29">un</text:span><text:span text:style-name="T45_30"><text:s/></text:span><text:span text:style-name="T45_31">noeud</text:span><text:span text:style-name="T45_32"><text:s/></text:span><text:span text:style-name="T45_33">à</text:span><text:span text:style-name="T45_34"><text:s/></text:span><text:span text:style-name="T45_35">notre</text:span><text:span text:style-name="T45_36"><text:s/></text:span><text:span text:style-name="T45_37">dataset</text:span><text:span text:style-name="T45_38">,<text:s/></text:span><text:span text:style-name="T45_39">les</text:span><text:span text:style-name="T45_40"><text:s/></text:span><text:span text:style-name="T45_41">modification</text:span><text:span text:style-name="T45_42"><text:s/></text:span><text:span text:style-name="T45_43">sont</text:span><text:span text:style-name="T45_44"><text:s/></text:span><text:span text:style-name="T45_45">directement</text:span><text:span text:style-name="T45_46"><text:s/></text:span><text:span text:style-name="T45_47">répercutées</text:span><text:span text:style-name="T45_48"><text:s/></text:span><text:span text:style-name="T45_49">sur</text:span><text:span text:style-name="T45_50"><text:s/></text:span><text:span text:style-name="T45_51">les</text:span><text:span text:style-name="T45_52"><text:s/></text:span><text:span text:style-name="T45_53">élément</text:span><text:span text:style-name="T45_54"><text:s/></text:span><text:span text:style-name="T45_55">l</text:span><text:span text:style-name="T45_56">’</text:span><text:span text:style-name="T45_57">utilisant</text:span><text:span text:style-name="T45_58"><text:s/></text:span><text:span text:style-name="T45_59">le</text:span><text:span text:style-name="T45_60"><text:s/></text:span><text:span text:style-name="T45_61">dataset</text:span><text:span text:style-name="T45_62">,<text:s/></text:span><text:span text:style-name="T45_63">ici</text:span><text:span text:style-name="T45_64"><text:s/></text:span><text:span text:style-name="T45_65">la</text:span><text:span text:style-name="T45_66"><text:s/></text:span><text:span text:style-name="T45_67">grid</text:span><text:span text:style-name="T45_68">.</text:span></text:p>
      <text:h text:style-name="P46" text:outline-level="10"><text:bookmark-start text:name="h.4e63dpgeyllv"/><text:bookmark-end text:name="h.4e63dpgeyllv"/><text:span text:style-name="T46_1">Question</text:span><text:span text:style-name="T46_2"><text:s/>7</text:span></text:h>
      <text:p text:style-name="P47"><text:span text:style-name="T47_1">On</text:span><text:span text:style-name="T47_2"><text:s/></text:span><text:span text:style-name="T47_3">ajoute</text:span><text:span text:style-name="T47_4"><text:s/></text:span><text:span text:style-name="T47_5">la</text:span><text:span text:style-name="T47_6"><text:s/></text:span><text:span text:style-name="T47_7">suppression</text:span><text:span text:style-name="T47_8"><text:s/></text:span><text:span text:style-name="T47_9">d</text:span><text:span text:style-name="T47_10">’</text:span><text:span text:style-name="T47_11">une</text:span><text:span text:style-name="T47_12"><text:s/></text:span><text:span text:style-name="T47_13">personne</text:span><text:span text:style-name="T47_14"><text:s/></text:span><text:span text:style-name="T47_15">à</text:span><text:span text:style-name="T47_16"><text:s/></text:span><text:span text:style-name="T47_17">la</text:span><text:span text:style-name="T47_18"><text:s/></text:span><text:span text:style-name="T47_19">question</text:span><text:span text:style-name="T47_20"><text:s/>6.</text:span></text:p>
      <text:p text:style-name="P48"/>
      <text:p text:style-name="P49"><text:span text:style-name="T49_1">On</text:span><text:span text:style-name="T49_2"><text:s/></text:span><text:span text:style-name="T49_3">récupère</text:span><text:span text:style-name="T49_4"><text:s/></text:span><text:span text:style-name="T49_5">un</text:span><text:span text:style-name="T49_6"><text:s/></text:span><text:span text:style-name="T49_7">pointer</text:span><text:span text:style-name="T49_8"><text:s/></text:span><text:span text:style-name="T49_9">sur</text:span><text:span text:style-name="T49_10"><text:s/></text:span><text:span text:style-name="T49_11">notre</text:span><text:span text:style-name="T49_12"><text:s/></text:span><text:span text:style-name="T49_13">dataset</text:span><text:span text:style-name="T49_14">:</text:span></text:p>
      <text:p text:style-name="P50"><text:span text:style-name="T50_1">var</text:span><text:span text:style-name="T50_2"><text:s/></text:span><text:span text:style-name="T50_3">dp</text:span><text:span text:style-name="T50_4"><text:s/>=<text:s/></text:span><text:span text:style-name="T50_5">lesContacts</text:span><text:span text:style-name="T50_6">.</text:span><text:span text:style-name="T50_7">getPointer</text:span><text:span text:style-name="T50_8">();</text:span></text:p>
      <text:p text:style-name="P51"/>
      <text:p text:style-name="P52"><text:span text:style-name="T52_1">On</text:span><text:span text:style-name="T52_2"><text:s/></text:span><text:span text:style-name="T52_3">positionne</text:span><text:span text:style-name="T52_4"><text:s/></text:span><text:span text:style-name="T52_5">notre</text:span><text:span text:style-name="T52_6"><text:s/></text:span><text:span text:style-name="T52_7">pointeur</text:span><text:span text:style-name="T52_8"><text:s/></text:span><text:span text:style-name="T52_9">sur</text:span><text:span text:style-name="T52_10"><text:s/></text:span><text:span text:style-name="T52_11">le</text:span><text:span text:style-name="T52_12"><text:s/></text:span><text:span text:style-name="T52_13">noeud</text:span><text:span text:style-name="T52_14"><text:s/></text:span><text:span text:style-name="T52_15">à</text:span><text:span text:style-name="T52_16"><text:s/></text:span><text:span text:style-name="T52_17">supprimer</text:span><text:span text:style-name="T52_18"><text:s/>:</text:span></text:p>
      <text:p text:style-name="P53"><text:span text:style-name="T53_1">dp</text:span><text:span text:style-name="T53_2">.</text:span><text:span text:style-name="T53_3">setXPath</text:span><text:span text:style-name="T53_4">("</text:span><text:span text:style-name="T53_5">lesContacts</text:span><text:span text:style-name="T53_6">:/</text:span><text:span text:style-name="T53_7">contacts</text:span><text:span text:style-name="T53_8">/</text:span><text:span text:style-name="T53_9">personne</text:span><text:span text:style-name="T53_10">[@</text:span><text:span text:style-name="T53_11">id</text:span><text:span text:style-name="T53_12">='"+</text:span><text:span text:style-name="T53_13">id</text:span><text:span text:style-name="T53_14">+"']/");</text:span></text:p>
      <text:p text:style-name="P54"/>
      <text:p text:style-name="P55"><text:span text:style-name="T55_1">On</text:span><text:span text:style-name="T55_2"><text:s/></text:span><text:span text:style-name="T55_3">supprime</text:span><text:span text:style-name="T55_4"><text:s/></text:span><text:span text:style-name="T55_5">le</text:span><text:span text:style-name="T55_6"><text:s/></text:span><text:span text:style-name="T55_7">noeud</text:span><text:span text:style-name="T55_8"><text:s/>:</text:span></text:p>
      <text:p text:style-name="P56"><text:span text:style-name="T56_1">dp</text:span><text:span text:style-name="T56_2">.</text:span><text:span text:style-name="T56_3">deleteNode</text:span><text:span text:style-name="T56_4">();</text:span></text:p>
      <text:p text:style-name="P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